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500000065F1474343E280C453.png" manifest:media-type="image/png"/>
  <manifest:file-entry manifest:full-path="Pictures/100004A900000A7000000A70674E47B6957E48A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automatic-styles>
    <style:style style:name="P1" style:family="paragraph" style:parent-style-name="Heading_20_1">
      <style:paragraph-properties fo:margin-left="0in" fo:margin-right="0in" fo:margin-top="0.6252in" fo:margin-bottom="0.1043in" style:contextual-spacing="false" fo:line-height="100%" fo:text-indent="0in" style:auto-text-indent="false"/>
      <style:text-properties fo:color="#333333" loext:opacity="100%" style:font-name="inherit" fo:font-size="24pt" fo:letter-spacing="-0.0102in" fo:font-weight="normal" style:font-size-asian="24pt" style:font-size-complex="24pt"/>
    </style:style>
    <style:style style:name="P2" style:family="paragraph" style:parent-style-name="Heading_20_2">
      <style:paragraph-properties fo:line-height="110%"/>
    </style:style>
    <style:style style:name="P3" style:family="paragraph" style:parent-style-name="Heading_20_2">
      <style:paragraph-properties fo:margin-top="0.139in" fo:margin-bottom="0.1457in" style:contextual-spacing="false" fo:line-height="133%"/>
    </style:style>
    <style:style style:name="P4" style:family="paragraph" style:parent-style-name="Heading_20_3">
      <style:paragraph-properties fo:line-height="110%"/>
    </style:style>
    <style:style style:name="P5" style:family="paragraph" style:parent-style-name="Heading_20_4">
      <style:paragraph-properties fo:margin-top="0.1252in" fo:margin-bottom="0.1043in" style:contextual-spacing="false" fo:line-height="110%"/>
    </style:style>
    <style:style style:name="P6" style:family="paragraph" style:parent-style-name="Preformatted_20_Text">
      <style:paragraph-properties fo:margin-top="0in" fo:margin-bottom="0.1965in" style:contextual-spacing="false" fo:line-height="143%"/>
    </style:style>
    <style:style style:name="P7" style:family="paragraph" style:parent-style-name="Preformatted_20_Text">
      <style:paragraph-properties fo:line-height="143%"/>
    </style:style>
    <style:style style:name="P8" style:family="paragraph" style:parent-style-name="Text_20_body">
      <style:paragraph-properties fo:margin-left="0in" fo:margin-right="0in" fo:margin-top="0in" fo:margin-bottom="0.1043in" style:contextual-spacing="false" fo:text-indent="0in" style:auto-text-indent="false"/>
      <style:text-properties fo:color="#333333" loext:opacity="100%" fo:font-weight="normal"/>
    </style:style>
    <style:style style:name="P9" style:family="paragraph" style:parent-style-name="Text_20_body">
      <style:paragraph-properties fo:margin-left="0in" fo:margin-right="0in" style:line-height-at-least="0.198in" fo:text-indent="0in" style:auto-text-indent="false"/>
    </style:style>
    <style:style style:name="P10" style:family="paragraph" style:parent-style-name="Text_20_body" style:list-style-name="L1">
      <style:paragraph-properties fo:margin-left="0in" fo:margin-right="0in" fo:margin-top="0.4898in" fo:margin-bottom="0.1043in" style:contextual-spacing="false" fo:text-indent="0in" style:auto-text-indent="false" fo:padding="0in" fo:border="none"/>
    </style:style>
    <style:style style:name="P11" style:family="paragraph" style:parent-style-name="Text_20_body" style:list-style-name="L2">
      <style:paragraph-properties fo:margin-left="0in" fo:margin-right="0.0417in" fo:margin-top="0in" fo:margin-bottom="0.1043in" style:contextual-spacing="false" fo:text-indent="0in" style:auto-text-indent="false" fo:padding="0in" fo:border="none"/>
    </style:style>
    <style:style style:name="P12" style:family="paragraph" style:parent-style-name="Text_20_body" style:list-style-name="L2">
      <style:paragraph-properties fo:margin-top="0in" fo:margin-bottom="0.1043in" style:contextual-spacing="false" fo:padding="0in" fo:border="none"/>
    </style:style>
    <style:style style:name="P13" style:family="paragraph" style:parent-style-name="Text_20_body">
      <style:paragraph-properties fo:margin-left="0in" fo:margin-right="0in" fo:margin-top="0in" fo:margin-bottom="0.1043in" style:contextual-spacing="false" fo:line-height="133%" fo:text-indent="0in" style:auto-text-indent="false"/>
    </style:style>
    <style:style style:name="P14" style:family="paragraph" style:parent-style-name="Text_20_body">
      <style:paragraph-properties fo:margin-top="0in" fo:margin-bottom="0.1457in" style:contextual-spacing="false" fo:line-height="133%"/>
    </style:style>
    <style:style style:name="P15" style:family="paragraph" style:parent-style-name="Text_20_body">
      <style:paragraph-properties fo:margin-top="0in" fo:margin-bottom="0.1457in" style:contextual-spacing="false" fo:line-height="133%"/>
      <style:text-properties fo:color="#7386a6" loext:opacity="100%" fo:font-size="12pt"/>
    </style:style>
    <style:style style:name="P16" style:family="paragraph" style:parent-style-name="Text_20_body">
      <style:paragraph-properties fo:margin-top="0in" fo:margin-bottom="0.1457in" style:contextual-spacing="false" fo:line-height="133%"/>
      <style:text-properties fo:color="#7386a6" loext:opacity="100%" fo:font-size="12pt" loext:padding="0in" loext:border="none"/>
    </style:style>
    <style:style style:name="P17" style:family="paragraph" style:parent-style-name="Text_20_body">
      <style:paragraph-properties fo:margin-top="0in" fo:margin-bottom="0in" style:contextual-spacing="false" fo:text-align="center" style:justify-single-word="false"/>
      <style:text-properties loext:padding="0in" loext:border="none"/>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top="0in" fo:margin-bottom="0in" style:contextual-spacing="false" fo:text-align="center" style:justify-single-word="false"/>
    </style:style>
    <style:style style:name="P20"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21" style:family="paragraph" style:parent-style-name="Text_20_body" style:list-style-name="L3">
      <style:paragraph-properties fo:margin-top="0in" fo:margin-bottom="0.1043in" style:contextual-spacing="false"/>
    </style:style>
    <style:style style:name="P22" style:family="paragraph" style:parent-style-name="Text_20_body" style:list-style-name="L4">
      <style:paragraph-properties fo:margin-top="0in" fo:margin-bottom="0.1043in" style:contextual-spacing="false"/>
    </style:style>
    <style:style style:name="P23" style:family="paragraph" style:parent-style-name="Text_20_body" style:list-style-name="L5">
      <style:paragraph-properties fo:margin-top="0in" fo:margin-bottom="0.1043in" style:contextual-spacing="false"/>
    </style:style>
    <style:style style:name="T1" style:family="text">
      <style:text-properties fo:color="#333333" loext:opacity="100%" fo:font-size="13.5pt" fo:font-weight="normal" loext:padding="0in" loext:border="none"/>
    </style:style>
    <style:style style:name="T2" style:family="text">
      <style:text-properties fo:color="#267438" loext:opacity="100%" style:text-line-through-style="none" style:text-line-through-type="none" style:text-underline-style="none" style:text-blinking="false" fo:background-color="transparent" loext:char-shading-value="0"/>
    </style:style>
    <style:style style:name="T3" style:family="text">
      <style:text-properties fo:color="#267438" loext:opacity="100%" style:text-line-through-style="none" style:text-line-through-type="none" style:text-underline-style="none" fo:font-weight="bold" style:text-blinking="false" fo:background-color="transparent" loext:char-shading-value="0"/>
    </style:style>
    <style:style style:name="T4" style:family="text">
      <style:text-properties fo:color="#267438" loext:opacity="100%" style:text-line-through-style="none" style:text-line-through-type="none" fo:font-size="13.5pt" style:text-underline-style="none" fo:font-weight="normal" style:text-blinking="false" fo:background-color="transparent" loext:char-shading-value="0" loext:padding="0in" loext:border="none"/>
    </style:style>
    <style:style style:name="T5" style:family="text">
      <style:text-properties fo:color="#267438"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6" style:family="text">
      <style:text-properties fo:font-weight="bold"/>
    </style:style>
    <style:style style:name="T7" style:family="text">
      <style:text-properties fo:color="#ffffff" loext:opacity="100%" style:text-line-through-style="none" style:text-line-through-type="none" fo:font-size="13.5pt" style:text-underline-style="none" fo:font-weight="bold" style:text-blinking="false" fo:background-color="#63b175" loext:char-shading-value="0" loext:padding="0in" loext:border="none"/>
    </style:style>
    <style:style style:name="T8" style:family="text">
      <style:text-properties fo:color="#ffffff" loext:opacity="100%" style:text-line-through-style="none" style:text-line-through-type="none" fo:font-size="12pt" style:text-underline-style="none" fo:font-weight="bold" style:text-blinking="false" fo:background-color="#333333" loext:char-shading-value="0" loext:padding-left="0in" loext:padding-right="0in" loext:padding-top="0in" loext:padding-bottom="0.0311in" loext:border-left="none" loext:border-right="none" loext:border-top="none" loext:border-bottom="3pt solid #63b175"/>
    </style:style>
    <style:style style:name="T9" style:family="text">
      <style:text-properties fo:color="#ffffff" loext:opacity="100%" fo:font-size="13.5pt" fo:font-weight="bold" fo:background-color="#323232" loext:char-shading-value="0" loext:padding="0in" loext:border="none"/>
    </style:style>
    <style:style style:name="T10" style:family="text">
      <style:text-properties style:font-name="inherit" fo:font-size="18pt" fo:font-weight="bold"/>
    </style:style>
    <style:style style:name="T11" style:family="text">
      <style:text-properties style:font-name="inherit" fo:font-size="18pt" fo:font-style="italic" fo:font-weight="bold"/>
    </style:style>
    <style:style style:name="T12" style:family="text">
      <style:text-properties style:font-name="inherit" fo:font-size="21.75pt" fo:font-weight="bold"/>
    </style:style>
    <style:style style:name="T13" style:family="text">
      <style:text-properties style:font-name="inherit" fo:font-size="13.5pt" fo:font-weight="bold"/>
    </style:style>
    <style:style style:name="T14" style:family="text">
      <style:text-properties fo:color="#000000" loext:opacity="100%"/>
    </style:style>
    <style:style style:name="T15" style:family="text">
      <style:text-properties fo:color="#000000"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6" style:family="text">
      <style:text-properties fo:color="#000000" loext:opacity="100%" fo:background-color="#fafafa" loext:char-shading-value="0" loext:padding-left="0.1457in" loext:padding-right="0in" loext:padding-top="0in" loext:padding-bottom="0in" loext:border-left="2.24pt solid #267438" loext:border-right="none" loext:border-top="none" loext:border-bottom="none"/>
    </style:style>
    <style:style style:name="T17" style:family="text">
      <style:text-properties fo:color="#000000" loext:opacity="100%" fo:font-weight="bold"/>
    </style:style>
    <style:style style:name="T18" style:family="text">
      <style:text-properties fo:color="#000000" loext:opacity="100%" fo:font-style="italic"/>
    </style:style>
    <style:style style:name="T19" style:family="text">
      <style:text-properties fo:font-variant="normal" fo:text-transform="none" fo:color="#000000" loext:opacity="100%" style:font-name="inherit" fo:font-size="18.75pt" fo:letter-spacing="-0.0102in" fo:font-style="normal" fo:font-weight="normal" loext:padding-left="0in" loext:padding-right="0in" loext:padding-top="0.2602in" loext:padding-bottom="0.2602in" loext:border-left="none" loext:border-right="none" loext:border-top="0.06pt solid #efefef" loext:border-bottom="0.06pt solid #efefef"/>
    </style:style>
    <style:style style:name="T20"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bold" style:text-blinking="false" fo:background-color="transparent" loext:char-shading-value="0" loext:padding-left="0in" loext:padding-right="0in" loext:padding-top="0.2602in" loext:padding-bottom="0.2602in" loext:border-left="none" loext:border-right="none" loext:border-top="0.06pt solid #efefef" loext:border-bottom="0.06pt solid #efefef"/>
    </style:style>
    <style:style style:name="T21"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style:style>
    <style:style style:name="T22"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loext:padding="0in" loext:border="none"/>
    </style:style>
    <style:style style:name="T23" style:family="text">
      <style:text-properties fo:color="#7386a6" loext:opacity="100%" style:text-line-through-style="none" style:text-line-through-type="none" fo:font-size="12pt" style:text-underline-style="none" fo:font-weight="bold" style:text-blinking="false" fo:background-color="transparent" loext:char-shading-value="0"/>
    </style:style>
    <style:style style:name="T24" style:family="text">
      <style:text-properties fo:color="#7386a6" loext:opacity="100%" style:text-line-through-style="none" style:text-line-through-type="none" fo:font-size="12pt" style:text-underline-style="none" fo:font-weight="bold" style:text-blinking="false" fo:background-color="transparent" loext:char-shading-value="0" loext:padding="0in" loext:border="none"/>
    </style:style>
    <style:style style:name="T25" style:family="text">
      <style:text-properties fo:color="#7386a6" loext:opacity="100%" fo:font-size="12pt"/>
    </style:style>
    <style:style style:name="T26" style:family="text">
      <style:text-properties fo:color="#7386a6" loext:opacity="100%" fo:font-size="12pt" loext:padding="0in" loext:border="none"/>
    </style:style>
    <style:style style:name="T27" style:family="text">
      <style:text-properties fo:color="#63b175"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28" style:family="text">
      <style:text-properties fo:color="#4e935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29" style:family="text">
      <style:text-properties fo:color="#888888"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30" style:family="text">
      <style:text-properties fo:color="#1f719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uide to Java 8’s Collectors</text:h>
      <text:p text:style-name="P8">Last modified: August 19, 2021</text:p>
      <text:p text:style-name="P9"><text:span text:style-name="T1">by </text:span><text:a xlink:type="simple" xlink:href="https://www.baeldung.com/author/grzegorz-author/" text:style-name="Internet_20_link" text:visited-style-name="Visited_20_Internet_20_Link"><text:span text:style-name="T4">Grzegorz Piwowarek</text:span></text:a></text:p>
      <text:list xml:id="list2822604098" text:style-name="L1">
        <text:list-item>
          <text:p text:style-name="P10"><text:a xlink:type="simple" xlink:href="https://www.baeldung.com/category/java/" text:style-name="Internet_20_link" text:visited-style-name="Visited_20_Internet_20_Link"><text:span text:style-name="T7">Java</text:span></text:a><text:bookmark text:name="java-popup-trigger"/><text:span text:style-name="T9">+</text:span></text:p>
        </text:list-item>
      </text:list>
      <text:list xml:id="list784990073" text:style-name="L2">
        <text:list-item>
          <text:p text:style-name="P11"><text:a xlink:type="simple" xlink:href="https://www.baeldung.com/tag/java-8/" text:style-name="Internet_20_link" text:visited-style-name="Visited_20_Internet_20_Link"><text:span text:style-name="T8">Java 8</text:span></text:a></text:p>
        </text:list-item>
        <text:list-item>
          <text:p text:style-name="P12"><text:a xlink:type="simple" xlink:href="https://www.baeldung.com/tag/java-streams/" text:style-name="Internet_20_link" text:visited-style-name="Visited_20_Internet_20_Link"><text:span text:style-name="T8">Java Streams</text:span></text:a></text:p>
        </text:list-item>
      </text:list>
      <text:h text:style-name="P2" text:outline-level="2"><text:span text:style-name="Strong_20_Emphasis"><text:span text:style-name="T12">1. Overview</text:span></text:span></text:h>
      <text:section text:style-name="Sect1" text:name="Overview">
        <text:p text:style-name="Text_20_body"/>
      </text:section>
      <text:p text:style-name="P13"><text:span text:style-name="T14">In this tutorial, we'll be going through Java 8's Collectors, which are used at the final step of processing a </text:span><text:span text:style-name="Emphasis"><text:span text:style-name="T14">Stream</text:span></text:span><text:span text:style-name="T14">.</text:span></text:p>
      <text:p text:style-name="P13"><text:span text:style-name="T14">To read more about </text:span><text:span text:style-name="Emphasis"><text:span text:style-name="T14">Stream </text:span></text:span><text:span text:style-name="T14">API itself, we can check out </text:span><text:a xlink:type="simple" xlink:href="https://www.baeldung.com/java-8-streams" text:style-name="Internet_20_link" text:visited-style-name="Visited_20_Internet_20_Link"><text:span text:style-name="T2">this article</text:span></text:a><text:span text:style-name="T14">.</text:span></text:p>
      <text:p text:style-name="P13"><text:span text:style-name="T14">If we want to see how to leverage the power of Collectors for parallel processing, we can look at </text:span><text:a xlink:type="simple" xlink:href="https://github.com/pivovarit/parallel-collectors" text:style-name="Internet_20_link" text:visited-style-name="Visited_20_Internet_20_Link"><text:span text:style-name="T2">this project.</text:span></text:a></text:p>
      <text:h text:style-name="P2" text:outline-level="2"><text:span text:style-name="Strong_20_Emphasis"><text:span text:style-name="T12">2. The </text:span></text:span><text:span text:style-name="Strong_20_Emphasis"><text:span text:style-name="Emphasis"><text:span text:style-name="T12">Stream.collect()</text:span></text:span></text:span><text:span text:style-name="Strong_20_Emphasis"><text:span text:style-name="T12"> Method</text:span></text:span></text:h>
      <text:section text:style-name="Sect1" text:name="Collect">
        <text:p text:style-name="Text_20_body"/>
      </text:section>
      <text:p text:style-name="P13"><text:span text:style-name="Emphasis"><text:span text:style-name="T14">Stream.collect()</text:span></text:span><text:span text:style-name="T14"> is one of the Java 8's </text:span><text:span text:style-name="Emphasis"><text:span text:style-name="T14">Stream API</text:span></text:span><text:span text:style-name="T14">‘s terminal methods. It allows us to perform mutable fold operations (repackaging elements to some data structures and applying some additional logic, concatenating them, etc.) on data elements held in a </text:span><text:span text:style-name="Emphasis"><text:span text:style-name="T14">Stream</text:span></text:span><text:span text:style-name="T14"> instance.</text:span></text:p>
      <text:p text:style-name="P13"><text:span text:style-name="T14">The strategy for this operation is provided via the </text:span><text:span text:style-name="Emphasis"><text:span text:style-name="T14">Collector</text:span></text:span><text:span text:style-name="T14"> interface implementation.</text:span></text:p>
      <text:section text:style-name="Sect1" text:name="baeldung_leaderboard_mid_1">
        <text:p text:style-name="P18"/>
        <text:section text:style-name="Sect1" text:name="google_ads_iframe_/15184186,7114245/baeldung_leaderboard_mid_1_0__container__">
          <text:p text:style-name="P17"><text:soft-page-break/><draw:frame draw:style-name="fr2" draw:name="Object1" text:anchor-type="as-char" svg:width="7.5835in" svg:height="0.9374in" draw:z-index="0"><draw:floating-frame xlink:href="https://e9d74b29925d9a5148f85713a624c40d.safeframe.googlesyndication.com/safeframe/1-0-38/html/container.html" xlink:type="simple" xlink:show="embed" xlink:actuate="onLoad"/></draw:frame></text:p>
          <text:p text:style-name="P19"><draw:a xlink:type="simple" xlink:href="https://freestar.com/?utm_campaign=branding&amp;utm_medium=banner&amp;utm_source=baeldung.com&amp;utm_content=baeldung_leaderboard_mid_1" office:target-frame-name="_blank" xlink:show="new"><draw:frame draw:style-name="fr1" draw:name="Image1" text:anchor-type="paragraph" svg:width="0.1665in" svg:height="0.1665in" draw:z-index="1"><draw:image xlink:href="Pictures/100004A900000A7000000A70674E47B6957E48A0.svg" xlink:type="simple" xlink:show="embed" xlink:actuate="onLoad" draw:mime-type="image/svg+xml"/><draw:image xlink:href="Pictures/100000010000006500000065F1474343E280C453.png" xlink:type="simple" xlink:show="embed" xlink:actuate="onLoad" draw:mime-type="image/png"/><svg:title>freestar</svg:title></draw:frame></draw:a></text:p>
        </text:section>
      </text:section>
      <text:h text:style-name="P2" text:outline-level="2"><text:span text:style-name="Strong_20_Emphasis"><text:span text:style-name="T12">3. </text:span></text:span><text:span text:style-name="Strong_20_Emphasis"><text:span text:style-name="Emphasis"><text:span text:style-name="T12">Collectors</text:span></text:span></text:span></text:h>
      <text:section text:style-name="Sect1" text:name="Collectors">
        <text:p text:style-name="Text_20_body"/>
      </text:section>
      <text:p text:style-name="P13"><text:span text:style-name="T14">All predefined implementations can be found in the </text:span><text:span text:style-name="Emphasis"><text:span text:style-name="T14">Collectors</text:span></text:span><text:span text:style-name="T14"> class. It's common practice to use the following static import with them to leverage increased readability:</text:span></text:p>
      <text:p text:style-name="P6"><text:span text:style-name="Source_20_Text"><text:span text:style-name="T27">import</text:span></text:span><text:span text:style-name="Source_20_Text"><text:span text:style-name="T15"> </text:span></text:span><text:span text:style-name="Source_20_Text"><text:span text:style-name="T27">static</text:span></text:span><text:span text:style-name="Source_20_Text"><text:span text:style-name="T15"> java.util.stream.Collectors.*;</text:span></text:span></text:p>
      <text:p text:style-name="P20">We can also use single import collectors of our choice:</text:p>
      <text:p text:style-name="P7"><text:span text:style-name="Source_20_Text"><text:span text:style-name="T27">import</text:span></text:span><text:span text:style-name="Source_20_Text"><text:span text:style-name="T15"> </text:span></text:span><text:span text:style-name="Source_20_Text"><text:span text:style-name="T27">static</text:span></text:span><text:span text:style-name="Source_20_Text"><text:span text:style-name="T15"> java.util.stream.Collectors.toList;</text:span></text:span></text:p>
      <text:p text:style-name="P7"><text:span text:style-name="Source_20_Text"><text:span text:style-name="T27">import</text:span></text:span><text:span text:style-name="Source_20_Text"><text:span text:style-name="T15"> </text:span></text:span><text:span text:style-name="Source_20_Text"><text:span text:style-name="T27">static</text:span></text:span><text:span text:style-name="Source_20_Text"><text:span text:style-name="T15"> java.util.stream.Collectors.toMap;</text:span></text:span></text:p>
      <text:p text:style-name="P6"><text:span text:style-name="Source_20_Text"><text:span text:style-name="T27">import</text:span></text:span><text:span text:style-name="Source_20_Text"><text:span text:style-name="T15"> </text:span></text:span><text:span text:style-name="Source_20_Text"><text:span text:style-name="T27">static</text:span></text:span><text:span text:style-name="Source_20_Text"><text:span text:style-name="T15"> java.util.stream.Collectors.toSet;</text:span></text:span></text:p>
      <text:p text:style-name="P20">In the following examples, we'll be reusing the following list:</text:p>
      <text:p text:style-name="P6"><text:span text:style-name="Source_20_Text"><text:span text:style-name="T15">List&lt;String&gt; givenList = Arrays.asList(</text:span></text:span><text:span text:style-name="Source_20_Text"><text:span text:style-name="T28">"a"</text:span></text:span><text:span text:style-name="Source_20_Text"><text:span text:style-name="T15">, </text:span></text:span><text:span text:style-name="Source_20_Text"><text:span text:style-name="T28">"bb"</text:span></text:span><text:span text:style-name="Source_20_Text"><text:span text:style-name="T15">, </text:span></text:span><text:span text:style-name="Source_20_Text"><text:span text:style-name="T28">"ccc"</text:span></text:span><text:span text:style-name="Source_20_Text"><text:span text:style-name="T15">, </text:span></text:span><text:span text:style-name="Source_20_Text"><text:span text:style-name="T28">"dd"</text:span></text:span><text:span text:style-name="Source_20_Text"><text:span text:style-name="T15">);</text:span></text:span></text:p>
      <text:h text:style-name="P4" text:outline-level="3"><text:span text:style-name="Strong_20_Emphasis"><text:span text:style-name="T10">3.1. </text:span></text:span><text:span text:style-name="Strong_20_Emphasis"><text:span text:style-name="Emphasis"><text:span text:style-name="T10">Collectors.toList()</text:span></text:span></text:span></text:h>
      <text:section text:style-name="Sect1" text:name="1-collectorstolist">
        <text:p text:style-name="Text_20_body"/>
      </text:section>
      <text:p text:style-name="P13"><text:span text:style-name="T14">The</text:span><text:span text:style-name="Emphasis"><text:span text:style-name="T14"> toList</text:span></text:span><text:span text:style-name="T14"> collector can be used for collecting all </text:span><text:span text:style-name="Emphasis"><text:span text:style-name="T14">Stream</text:span></text:span><text:span text:style-name="T14"> elements into a </text:span><text:span text:style-name="Emphasis"><text:span text:style-name="T14">List</text:span></text:span><text:span text:style-name="T14"> instance. The important thing to remember is that we can't assume any particular </text:span><text:span text:style-name="Emphasis"><text:span text:style-name="T14">List</text:span></text:span><text:span text:style-name="T14"> implementation with this method. If we want to have more control over this, we can use </text:span><text:span text:style-name="Emphasis"><text:span text:style-name="T14">toCollection </text:span></text:span><text:span text:style-name="T14">instead.</text:span></text:p>
      <text:p text:style-name="P13"><text:span text:style-name="T14">Let's create a </text:span><text:span text:style-name="Emphasis"><text:span text:style-name="T14">Stream</text:span></text:span><text:span text:style-name="T14"> instance representing a sequence of elements, and then collect them into a </text:span><text:span text:style-name="Emphasis"><text:span text:style-name="T14">List</text:span></text:span><text:span text:style-name="T14"> instance:</text:span></text:p>
      <text:section text:style-name="Sect1" text:name="baeldung_leaderboard_mid_2">
        <text:p text:style-name="P18"/>
        <text:section text:style-name="Sect1" text:name="google_ads_iframe_/15184186,7114245/baeldung_leaderboard_mid_2_0__container__">
          <text:p text:style-name="P18"/>
        </text:section>
      </text:section>
      <text:p text:style-name="P7"><text:span text:style-name="Source_20_Text"><text:span text:style-name="T15">List&lt;String&gt; result = givenList.stream()</text:span></text:span></text:p>
      <text:p text:style-name="P6"><text:span text:style-name="Source_20_Text"><text:span text:style-name="T16"><text:s text:c="2"/></text:span></text:span><text:span text:style-name="Source_20_Text"><text:span text:style-name="T15">.collect(toList());</text:span></text:span></text:p>
      <text:h text:style-name="P5" text:outline-level="4"><text:soft-page-break/><text:span text:style-name="Strong_20_Emphasis"><text:span text:style-name="T13">3.1.1. </text:span></text:span><text:span text:style-name="Strong_20_Emphasis"><text:span text:style-name="Emphasis"><text:span text:style-name="T13">Collectors.toUnmodifiableList()</text:span></text:span></text:span></text:h>
      <text:p text:style-name="P13"><text:span text:style-name="T14">Java 10 introduced a convenient way to accumulate the </text:span><text:span text:style-name="Emphasis"><text:span text:style-name="T14">Stream</text:span></text:span><text:span text:style-name="T14"> elements into an </text:span><text:a xlink:type="simple" xlink:href="https://docs.oracle.com/javase/10/docs/api/java/util/List.html#unmodifiable" text:style-name="Internet_20_link" text:visited-style-name="Visited_20_Internet_20_Link"><text:span text:style-name="T2">unmodifiable </text:span></text:a><text:a xlink:type="simple" xlink:href="https://docs.oracle.com/javase/10/docs/api/java/util/List.html#unmodifiable" text:style-name="Internet_20_link" text:visited-style-name="Visited_20_Internet_20_Link"><text:span text:style-name="Emphasis"><text:span text:style-name="T2">List</text:span></text:span></text:a><text:span text:style-name="T14">:</text:span></text:p>
      <text:p text:style-name="P7"><text:span text:style-name="Source_20_Text"><text:span text:style-name="T15">List&lt;String&gt; result = givenList.stream()</text:span></text:span></text:p>
      <text:p text:style-name="P6"><text:span text:style-name="Source_20_Text"><text:span text:style-name="T16"><text:s text:c="2"/></text:span></text:span><text:span text:style-name="Source_20_Text"><text:span text:style-name="T15">.collect(toUnmodifiableList());</text:span></text:span></text:p>
      <text:p text:style-name="P13"><text:span text:style-name="T14">Now if we try to modify the </text:span><text:span text:style-name="Emphasis"><text:span text:style-name="T14">result</text:span></text:span><text:span text:style-name="T14"> </text:span><text:span text:style-name="Emphasis"><text:span text:style-name="T14">List</text:span></text:span><text:span text:style-name="T14">, we'll get an </text:span><text:span text:style-name="Emphasis"><text:span text:style-name="T14">UnsupportedOperationException</text:span></text:span><text:span text:style-name="T14">:</text:span></text:p>
      <text:p text:style-name="P7"><text:span text:style-name="Source_20_Text"><text:span text:style-name="T15">assertThatThrownBy(() -&gt; result.add(</text:span></text:span><text:span text:style-name="Source_20_Text"><text:span text:style-name="T28">"foo"</text:span></text:span><text:span text:style-name="Source_20_Text"><text:span text:style-name="T15">))</text:span></text:span></text:p>
      <text:p text:style-name="P6"><text:span text:style-name="Source_20_Text"><text:span text:style-name="T16"><text:s text:c="2"/></text:span></text:span><text:span text:style-name="Source_20_Text"><text:span text:style-name="T15">.isInstanceOf(UnsupportedOperationException.class);</text:span></text:span></text:p>
      <text:h text:style-name="P4" text:outline-level="3"><text:span text:style-name="Strong_20_Emphasis"><text:span text:style-name="T10">3.2. </text:span></text:span><text:span text:style-name="Strong_20_Emphasis"><text:span text:style-name="Emphasis"><text:span text:style-name="T10">Collectors.toSet()</text:span></text:span></text:span></text:h>
      <text:section text:style-name="Sect1" text:name="2-collectorstoset">
        <text:p text:style-name="Text_20_body"/>
      </text:section>
      <text:p text:style-name="P13"><text:span text:style-name="T14">The</text:span><text:span text:style-name="Emphasis"><text:span text:style-name="T14"> toSet</text:span></text:span><text:span text:style-name="T14"> collector can be used for collecting all </text:span><text:span text:style-name="Emphasis"><text:span text:style-name="T14">Stream</text:span></text:span><text:span text:style-name="T14"> elements into a </text:span><text:span text:style-name="Emphasis"><text:span text:style-name="T14">Set</text:span></text:span><text:span text:style-name="T14"> instance. The important thing to remember is that we can't assume any particular </text:span><text:span text:style-name="Emphasis"><text:span text:style-name="T14">Set</text:span></text:span><text:span text:style-name="T14"> implementation with this method. If we want to have more control over this, we can use </text:span><text:span text:style-name="Emphasis"><text:span text:style-name="T14">toCollection </text:span></text:span><text:span text:style-name="T14">instead.</text:span></text:p>
      <text:p text:style-name="P13"><text:span text:style-name="T14">Let's create a </text:span><text:span text:style-name="Emphasis"><text:span text:style-name="T14">Stream</text:span></text:span><text:span text:style-name="T14"> instance representing a sequence of elements, and then collect them into a </text:span><text:span text:style-name="Emphasis"><text:span text:style-name="T14">Set</text:span></text:span><text:span text:style-name="T14"> instance:</text:span></text:p>
      <text:p text:style-name="P7"><text:span text:style-name="Source_20_Text"><text:span text:style-name="T15">Set&lt;String&gt; result = givenList.stream()</text:span></text:span></text:p>
      <text:p text:style-name="P6"><text:span text:style-name="Source_20_Text"><text:span text:style-name="T16"><text:s text:c="2"/></text:span></text:span><text:span text:style-name="Source_20_Text"><text:span text:style-name="T15">.collect(toSet());</text:span></text:span></text:p>
      <text:p text:style-name="P13"><text:span text:style-name="T14">A </text:span><text:span text:style-name="Emphasis"><text:span text:style-name="T14">Set</text:span></text:span><text:span text:style-name="T14"> doesn't contain duplicate elements. If our collection contains elements equal to each other, they appear in the resulting </text:span><text:span text:style-name="Emphasis"><text:span text:style-name="T14">Set</text:span></text:span><text:span text:style-name="T14"> only once:</text:span></text:p>
      <text:section text:style-name="Sect1" text:name="baeldung_leaderboard_mid_3">
        <text:p text:style-name="P18"/>
        <text:section text:style-name="Sect1" text:name="google_ads_iframe_/15184186,7114245/baeldung_leaderboard_mid_3_0__container__">
          <text:p text:style-name="P18"/>
        </text:section>
      </text:section>
      <text:p text:style-name="P7"><text:span text:style-name="Source_20_Text"><text:span text:style-name="T15">List&lt;String&gt; listWithDuplicates = Arrays.asList(</text:span></text:span><text:span text:style-name="Source_20_Text"><text:span text:style-name="T28">"a"</text:span></text:span><text:span text:style-name="Source_20_Text"><text:span text:style-name="T15">, </text:span></text:span><text:span text:style-name="Source_20_Text"><text:span text:style-name="T28">"bb"</text:span></text:span><text:span text:style-name="Source_20_Text"><text:span text:style-name="T15">, </text:span></text:span><text:span text:style-name="Source_20_Text"><text:span text:style-name="T28">"c"</text:span></text:span><text:span text:style-name="Source_20_Text"><text:span text:style-name="T15">, </text:span></text:span><text:span text:style-name="Source_20_Text"><text:span text:style-name="T28">"d"</text:span></text:span><text:span text:style-name="Source_20_Text"><text:span text:style-name="T15">, </text:span></text:span><text:span text:style-name="Source_20_Text"><text:span text:style-name="T28">"bb"</text:span></text:span><text:span text:style-name="Source_20_Text"><text:span text:style-name="T15">);</text:span></text:span></text:p>
      <text:p text:style-name="P7"><text:span text:style-name="Source_20_Text"><text:span text:style-name="T15">Set&lt;String&gt; result = listWithDuplicates.stream().collect(toSet());</text:span></text:span></text:p>
      <text:p text:style-name="P6"><text:span text:style-name="Source_20_Text"><text:span text:style-name="T15">assertThat(result).hasSize(</text:span></text:span><text:span text:style-name="Source_20_Text"><text:span text:style-name="T28">4</text:span></text:span><text:span text:style-name="Source_20_Text"><text:span text:style-name="T15">);</text:span></text:span></text:p>
      <text:h text:style-name="P5" text:outline-level="4"><text:span text:style-name="Strong_20_Emphasis"><text:span text:style-name="T13">3.2.1. </text:span></text:span><text:span text:style-name="Strong_20_Emphasis"><text:span text:style-name="Emphasis"><text:span text:style-name="T13">Collectors.toUnmodifiableSet()</text:span></text:span></text:span></text:h>
      <text:p text:style-name="P13"><text:span text:style-name="T14">Since Java 10, we can easily create an </text:span><text:a xlink:type="simple" xlink:href="https://docs.oracle.com/javase/10/docs/api/java/util/Set.html#unmodifiable" text:style-name="Internet_20_link" text:visited-style-name="Visited_20_Internet_20_Link"><text:span text:style-name="T2">unmodifiable </text:span></text:a><text:a xlink:type="simple" xlink:href="https://docs.oracle.com/javase/10/docs/api/java/util/Set.html#unmodifiable" text:style-name="Internet_20_link" text:visited-style-name="Visited_20_Internet_20_Link"><text:span text:style-name="Emphasis"><text:span text:style-name="T2">Set</text:span></text:span></text:a><text:span text:style-name="T14"> using the </text:span><text:span text:style-name="Emphasis"><text:span text:style-name="T14">toUnmodifiableSet()</text:span></text:span><text:span text:style-name="T14"> collector:</text:span></text:p>
      <text:p text:style-name="P7"><text:span text:style-name="Source_20_Text"><text:span text:style-name="T15">Set&lt;String&gt; result = givenList.stream()</text:span></text:span></text:p>
      <text:p text:style-name="P6"><text:soft-page-break/><text:span text:style-name="Source_20_Text"><text:span text:style-name="T16"><text:s text:c="2"/></text:span></text:span><text:span text:style-name="Source_20_Text"><text:span text:style-name="T15">.collect(toUnmodifiableSet());</text:span></text:span></text:p>
      <text:p text:style-name="P13"><text:span text:style-name="T14">Any attempt to modify the </text:span><text:span text:style-name="Emphasis"><text:span text:style-name="T14">result Set</text:span></text:span><text:span text:style-name="T14"> will end up with an </text:span><text:span text:style-name="Emphasis"><text:span text:style-name="T14">UnsupportedOperationException</text:span></text:span><text:span text:style-name="T14">:</text:span></text:p>
      <text:p text:style-name="P7"><text:span text:style-name="Source_20_Text"><text:span text:style-name="T15">assertThatThrownBy(() -&gt; result.add(</text:span></text:span><text:span text:style-name="Source_20_Text"><text:span text:style-name="T28">"foo"</text:span></text:span><text:span text:style-name="Source_20_Text"><text:span text:style-name="T15">))</text:span></text:span></text:p>
      <text:p text:style-name="P6"><text:span text:style-name="Source_20_Text"><text:span text:style-name="T16"><text:s text:c="2"/></text:span></text:span><text:span text:style-name="Source_20_Text"><text:span text:style-name="T15">.isInstanceOf(UnsupportedOperationException.class);</text:span></text:span></text:p>
      <text:h text:style-name="P4" text:outline-level="3"><text:span text:style-name="Strong_20_Emphasis"><text:span text:style-name="T10">3.3. </text:span></text:span><text:span text:style-name="Strong_20_Emphasis"><text:span text:style-name="Emphasis"><text:span text:style-name="T10">Collectors.toCollection()</text:span></text:span></text:span></text:h>
      <text:section text:style-name="Sect1" text:name="3-collectorstocollection">
        <text:p text:style-name="Text_20_body"/>
      </text:section>
      <text:p text:style-name="P13"><text:span text:style-name="T14">As we've already noted, when using the </text:span><text:span text:style-name="Emphasis"><text:span text:style-name="T14">toSet </text:span></text:span><text:span text:style-name="T14">and</text:span><text:span text:style-name="Emphasis"><text:span text:style-name="T14"> toList</text:span></text:span><text:span text:style-name="T14"> collectors, we can't make any assumptions of their implementations. If we want to use a custom implementation, we'll need to use the </text:span><text:span text:style-name="Emphasis"><text:span text:style-name="T14">toCollection</text:span></text:span><text:span text:style-name="T14"> collector with a provided collection of our choice.</text:span></text:p>
      <text:p text:style-name="P13"><text:span text:style-name="T14">Let's create a </text:span><text:span text:style-name="Emphasis"><text:span text:style-name="T14">Stream</text:span></text:span><text:span text:style-name="T14"> instance representing a sequence of elements, and then collect them into a </text:span><text:span text:style-name="Emphasis"><text:span text:style-name="T14">LinkedList</text:span></text:span><text:span text:style-name="T14"> instance:</text:span></text:p>
      <text:p text:style-name="P7"><text:span text:style-name="Source_20_Text"><text:span text:style-name="T15">List&lt;String&gt; result = givenList.stream()</text:span></text:span></text:p>
      <text:p text:style-name="P6"><text:span text:style-name="Source_20_Text"><text:span text:style-name="T16"><text:s text:c="2"/></text:span></text:span><text:span text:style-name="Source_20_Text"><text:span text:style-name="T15">.collect(toCollection(LinkedList::</text:span></text:span><text:span text:style-name="Source_20_Text"><text:span text:style-name="T27">new</text:span></text:span><text:span text:style-name="Source_20_Text"><text:span text:style-name="T15">))</text:span></text:span></text:p>
      <text:p text:style-name="P13"><text:span text:style-name="T14">Notice that this will not work with any immutable collections. In such a case, we would need to either write a custom </text:span><text:span text:style-name="Emphasis"><text:span text:style-name="T14">Collector</text:span></text:span><text:span text:style-name="T14"> implementation or use </text:span><text:span text:style-name="Emphasis"><text:span text:style-name="T14">collectingAndThen</text:span></text:span><text:span text:style-name="T14">.</text:span></text:p>
      <text:h text:style-name="P4" text:outline-level="3"><text:span text:style-name="Strong_20_Emphasis"><text:span text:style-name="T10">3.4. </text:span></text:span><text:span text:style-name="Strong_20_Emphasis"><text:span text:style-name="Emphasis"><text:span text:style-name="T10">Collectors</text:span></text:span></text:span><text:span text:style-name="Strong_20_Emphasis"><text:span text:style-name="T10">.</text:span></text:span><text:span text:style-name="Strong_20_Emphasis"><text:span text:style-name="Emphasis"><text:span text:style-name="T10">toMap()</text:span></text:span></text:span></text:h>
      <text:section text:style-name="Sect1" text:name="4-collectorstomap">
        <text:p text:style-name="Text_20_body"/>
      </text:section>
      <text:p text:style-name="P13"><text:span text:style-name="T14">The</text:span><text:span text:style-name="Emphasis"><text:span text:style-name="T14"> toMap </text:span></text:span><text:span text:style-name="T14">collector can be used to collect </text:span><text:span text:style-name="Emphasis"><text:span text:style-name="T14">Stream</text:span></text:span><text:span text:style-name="T14"> elements into a </text:span><text:span text:style-name="Emphasis"><text:span text:style-name="T14">Map</text:span></text:span><text:span text:style-name="T14"> instance. To do this, we need to provide two functions:</text:span></text:p>
      <text:list xml:id="list178932025" text:style-name="L3">
        <text:list-item>
          <text:p text:style-name="P21">keyMapper</text:p>
        </text:list-item>
        <text:list-item>
          <text:p text:style-name="P21">valueMapper</text:p>
        </text:list-item>
      </text:list>
      <text:p text:style-name="P13"><text:span text:style-name="T14">We'll use</text:span><text:span text:style-name="Emphasis"><text:span text:style-name="T14"> keyMapper </text:span></text:span><text:span text:style-name="T14">to extract a</text:span><text:span text:style-name="Emphasis"><text:span text:style-name="T14"> Map</text:span></text:span><text:span text:style-name="T14"> key from a</text:span><text:span text:style-name="Emphasis"><text:span text:style-name="T14"> Stream</text:span></text:span><text:span text:style-name="T14"> element, and</text:span><text:span text:style-name="Emphasis"><text:span text:style-name="T14"> valueMapper </text:span></text:span><text:span text:style-name="T14">to extract a value associated with a given key.</text:span></text:p>
      <text:p text:style-name="P13"><text:span text:style-name="T14">Let's collect those elements into a </text:span><text:span text:style-name="Emphasis"><text:span text:style-name="T14">Map</text:span></text:span><text:span text:style-name="T14"> that stores strings as keys and their lengths as values:</text:span></text:p>
      <text:section text:style-name="Sect1" text:name="baeldung_incontent_1">
        <text:p text:style-name="P18"/>
        <text:section text:style-name="Sect1" text:name="google_ads_iframe_/15184186,7114245/baeldung_incontent_1_0__container__">
          <text:p text:style-name="P18"/>
        </text:section>
      </text:section>
      <text:p text:style-name="P7"><text:soft-page-break/><text:span text:style-name="Source_20_Text"><text:span text:style-name="T15">Map&lt;String, Integer&gt; result = givenList.stream()</text:span></text:span></text:p>
      <text:p text:style-name="P6"><text:span text:style-name="Source_20_Text"><text:span text:style-name="T16"><text:s text:c="2"/></text:span></text:span><text:span text:style-name="Source_20_Text"><text:span text:style-name="T15">.collect(toMap(Function.identity(), String::length))</text:span></text:span></text:p>
      <text:p text:style-name="P13"><text:span text:style-name="Emphasis"><text:span text:style-name="T14">Function.identity()</text:span></text:span><text:span text:style-name="T14"> is just a shortcut for defining a function that accepts and returns the same value.</text:span></text:p>
      <text:p text:style-name="P13"><text:span text:style-name="T14">So what happens if our collection contains duplicate elements? Contrary to </text:span><text:span text:style-name="Emphasis"><text:span text:style-name="T14">toSet</text:span></text:span><text:span text:style-name="T14">, </text:span><text:span text:style-name="Emphasis"><text:span text:style-name="T14">toMap</text:span></text:span><text:span text:style-name="T14"> doesn't silently filter duplicates, which is understandable because how would it figure out which value to pick for this key?</text:span></text:p>
      <text:p text:style-name="P7"><text:span text:style-name="Source_20_Text"><text:span text:style-name="T15">List&lt;String&gt; listWithDuplicates = Arrays.asList(</text:span></text:span><text:span text:style-name="Source_20_Text"><text:span text:style-name="T28">"a"</text:span></text:span><text:span text:style-name="Source_20_Text"><text:span text:style-name="T15">, </text:span></text:span><text:span text:style-name="Source_20_Text"><text:span text:style-name="T28">"bb"</text:span></text:span><text:span text:style-name="Source_20_Text"><text:span text:style-name="T15">, </text:span></text:span><text:span text:style-name="Source_20_Text"><text:span text:style-name="T28">"c"</text:span></text:span><text:span text:style-name="Source_20_Text"><text:span text:style-name="T15">, </text:span></text:span><text:span text:style-name="Source_20_Text"><text:span text:style-name="T28">"d"</text:span></text:span><text:span text:style-name="Source_20_Text"><text:span text:style-name="T15">, </text:span></text:span><text:span text:style-name="Source_20_Text"><text:span text:style-name="T28">"bb"</text:span></text:span><text:span text:style-name="Source_20_Text"><text:span text:style-name="T15">);</text:span></text:span></text:p>
      <text:p text:style-name="P7"><text:span text:style-name="Source_20_Text"><text:span text:style-name="T15">assertThatThrownBy(() -&gt; {</text:span></text:span></text:p>
      <text:p text:style-name="P7"><text:span text:style-name="Source_20_Text"><text:span text:style-name="T16"><text:s text:c="4"/></text:span></text:span><text:span text:style-name="Source_20_Text"><text:span text:style-name="T15">listWithDuplicates.stream().collect(toMap(Function.identity(), String::length));</text:span></text:span></text:p>
      <text:p text:style-name="P6"><text:span text:style-name="Source_20_Text"><text:span text:style-name="T15">}).isInstanceOf(IllegalStateException.class);</text:span></text:span></text:p>
      <text:p text:style-name="P13"><text:span text:style-name="T14">Note that </text:span><text:span text:style-name="Emphasis"><text:span text:style-name="T14">toMap</text:span></text:span><text:span text:style-name="T14"> doesn't even evaluate whether the values are also equal. If it sees duplicate keys, it immediately throws an </text:span><text:span text:style-name="Emphasis"><text:span text:style-name="T14">IllegalStateException</text:span></text:span><text:span text:style-name="T14">.</text:span></text:p>
      <text:p text:style-name="P13"><text:span text:style-name="T14">In such cases with key collision, we should use </text:span><text:span text:style-name="Emphasis"><text:span text:style-name="T14">toMap</text:span></text:span><text:span text:style-name="T14"> with another signature:</text:span></text:p>
      <text:p text:style-name="P7"><text:span text:style-name="Source_20_Text"><text:span text:style-name="T15">Map&lt;String, Integer&gt; result = givenList.stream()</text:span></text:span></text:p>
      <text:p text:style-name="P6"><text:span text:style-name="Source_20_Text"><text:span text:style-name="T16"><text:s text:c="2"/></text:span></text:span><text:span text:style-name="Source_20_Text"><text:span text:style-name="T15">.collect(toMap(Function.identity(), String::length, (item, identicalItem) -&gt; item));</text:span></text:span></text:p>
      <text:p text:style-name="P13"><text:span text:style-name="T14">The third argument here is a </text:span><text:span text:style-name="Emphasis"><text:span text:style-name="T14">BinaryOperator</text:span></text:span><text:span text:style-name="T14">, where we can specify how we want collisions to be handled. In this case, we'll just pick any of these two colliding values because we know that the same strings will always have the same lengths too.</text:span></text:p>
      <text:h text:style-name="P5" text:outline-level="4"><text:span text:style-name="Strong_20_Emphasis"><text:span text:style-name="T13">3.4.1. </text:span></text:span><text:span text:style-name="Strong_20_Emphasis"><text:span text:style-name="Emphasis"><text:span text:style-name="T13">Collectors.toUnmodifiableMap()</text:span></text:span></text:span></text:h>
      <text:p text:style-name="P13"><text:span text:style-name="T14">Similar to with </text:span><text:span text:style-name="Emphasis"><text:span text:style-name="T14">List</text:span></text:span><text:span text:style-name="T14">s and </text:span><text:span text:style-name="Emphasis"><text:span text:style-name="T14">Set</text:span></text:span><text:span text:style-name="T14">s, Java 10 introduced an easy way to collect </text:span><text:span text:style-name="Emphasis"><text:span text:style-name="T14">Stream</text:span></text:span><text:span text:style-name="T14"> elements into an </text:span><text:a xlink:type="simple" xlink:href="https://docs.oracle.com/javase/10/docs/api/java/util/Map.html#unmodifiable" text:style-name="Internet_20_link" text:visited-style-name="Visited_20_Internet_20_Link"><text:span text:style-name="T2">unmodifiable </text:span></text:a><text:a xlink:type="simple" xlink:href="https://docs.oracle.com/javase/10/docs/api/java/util/Map.html#unmodifiable" text:style-name="Internet_20_link" text:visited-style-name="Visited_20_Internet_20_Link"><text:span text:style-name="Emphasis"><text:span text:style-name="T2">Map</text:span></text:span></text:a><text:span text:style-name="T14">:</text:span></text:p>
      <text:p text:style-name="P7"><text:span text:style-name="Source_20_Text"><text:span text:style-name="T15">Map&lt;String, Integer&gt; result = givenList.stream()</text:span></text:span></text:p>
      <text:p text:style-name="P6"><text:span text:style-name="Source_20_Text"><text:span text:style-name="T16"><text:s text:c="2"/></text:span></text:span><text:span text:style-name="Source_20_Text"><text:span text:style-name="T15">.collect(toMap(Function.identity(), String::length))</text:span></text:span></text:p>
      <text:p text:style-name="P13"><text:span text:style-name="T14">As we can see, if we try to put a new entry into a </text:span><text:span text:style-name="Emphasis"><text:span text:style-name="T14">result Map</text:span></text:span><text:span text:style-name="T14">, we'll get an </text:span><text:span text:style-name="Emphasis"><text:span text:style-name="T14">UnsupportedOperationException</text:span></text:span><text:span text:style-name="T14">:</text:span></text:p>
      <text:p text:style-name="P7"><text:span text:style-name="Source_20_Text"><text:span text:style-name="T15">assertThatThrownBy(() -&gt; result.put(</text:span></text:span><text:span text:style-name="Source_20_Text"><text:span text:style-name="T28">"foo"</text:span></text:span><text:span text:style-name="Source_20_Text"><text:span text:style-name="T15">, </text:span></text:span><text:span text:style-name="Source_20_Text"><text:span text:style-name="T28">3</text:span></text:span><text:span text:style-name="Source_20_Text"><text:span text:style-name="T15">))</text:span></text:span></text:p>
      <text:p text:style-name="P6"><text:span text:style-name="Source_20_Text"><text:span text:style-name="T16"><text:s text:c="2"/></text:span></text:span><text:span text:style-name="Source_20_Text"><text:span text:style-name="T15">.isInstanceOf(UnsupportedOperationException.class);</text:span></text:span></text:p>
      <text:h text:style-name="P4" text:outline-level="3"><text:soft-page-break/><text:span text:style-name="Strong_20_Emphasis"><text:span text:style-name="T10">3.5. </text:span></text:span><text:span text:style-name="Strong_20_Emphasis"><text:span text:style-name="Emphasis"><text:span text:style-name="T10">Collectors</text:span></text:span></text:span><text:span text:style-name="Strong_20_Emphasis"><text:span text:style-name="T10">.c</text:span></text:span><text:span text:style-name="Strong_20_Emphasis"><text:span text:style-name="T11">ollectingAndThen()</text:span></text:span></text:h>
      <text:section text:style-name="Sect1" text:name="5-collectorscollectingandthen">
        <text:p text:style-name="Text_20_body"/>
      </text:section>
      <text:p text:style-name="P13"><text:span text:style-name="Emphasis"><text:span text:style-name="T14">CollectingAndThen</text:span></text:span><text:span text:style-name="T14"> is a special collector that allows us to perform another action on a result straight after collecting ends.</text:span></text:p>
      <text:section text:style-name="Sect1" text:name="baeldung_incontent_2">
        <text:p text:style-name="P18"/>
        <text:section text:style-name="Sect1" text:name="google_ads_iframe_/15184186,7114245/baeldung_incontent_2_0__container__">
          <text:p text:style-name="P18"/>
        </text:section>
      </text:section>
      <text:p text:style-name="P13"><text:span text:style-name="T14">Let's collect </text:span><text:span text:style-name="Emphasis"><text:span text:style-name="T14">Stream</text:span></text:span><text:span text:style-name="T14"> elements to a </text:span><text:span text:style-name="Emphasis"><text:span text:style-name="T14">List</text:span></text:span><text:span text:style-name="T14"> instance, and then convert the result into an </text:span><text:span text:style-name="Emphasis"><text:span text:style-name="T14">ImmutableList</text:span></text:span><text:span text:style-name="T14"> instance:</text:span></text:p>
      <text:p text:style-name="P7"><text:span text:style-name="Source_20_Text"><text:span text:style-name="T15">List&lt;String&gt; result = givenList.stream()</text:span></text:span></text:p>
      <text:p text:style-name="P6"><text:span text:style-name="Source_20_Text"><text:span text:style-name="T16"><text:s text:c="2"/></text:span></text:span><text:span text:style-name="Source_20_Text"><text:span text:style-name="T15">.collect(collectingAndThen(toList(), ImmutableList::copyOf))</text:span></text:span></text:p>
      <text:h text:style-name="P4" text:outline-level="3"><text:span text:style-name="Strong_20_Emphasis"><text:span text:style-name="T10">3.6. </text:span></text:span><text:span text:style-name="Strong_20_Emphasis"><text:span text:style-name="Emphasis"><text:span text:style-name="T10">Collectors</text:span></text:span></text:span><text:span text:style-name="Strong_20_Emphasis"><text:span text:style-name="T10">.j</text:span></text:span><text:span text:style-name="Strong_20_Emphasis"><text:span text:style-name="T11">oining()</text:span></text:span></text:h>
      <text:section text:style-name="Sect1" text:name="6-collectorsjoining">
        <text:p text:style-name="Text_20_body"/>
      </text:section>
      <text:p text:style-name="P13"><text:span text:style-name="Emphasis"><text:span text:style-name="T14">Joining</text:span></text:span><text:span text:style-name="T14"> collector can be used for joining </text:span><text:span text:style-name="Emphasis"><text:span text:style-name="T14">Stream&lt;String&gt;</text:span></text:span><text:span text:style-name="T14"> elements.</text:span></text:p>
      <text:p text:style-name="P20">We can join them together by doing:</text:p>
      <text:p text:style-name="P7"><text:span text:style-name="Source_20_Text"><text:span text:style-name="T15">String result = givenList.stream()</text:span></text:span></text:p>
      <text:p text:style-name="P6"><text:span text:style-name="Source_20_Text"><text:span text:style-name="T16">  </text:span></text:span><text:span text:style-name="Source_20_Text"><text:span text:style-name="T15">.collect(joining());</text:span></text:span></text:p>
      <text:p text:style-name="P20">This will result in:</text:p>
      <text:p text:style-name="P6"><text:span text:style-name="Source_20_Text"><text:span text:style-name="T28">"abbcccdd"</text:span></text:span></text:p>
      <text:p text:style-name="P20">We can also specify custom separators, prefixes, postfixes:</text:p>
      <text:p text:style-name="P7"><text:span text:style-name="Source_20_Text"><text:span text:style-name="T15">String result = givenList.stream()</text:span></text:span></text:p>
      <text:p text:style-name="P6"><text:span text:style-name="Source_20_Text"><text:span text:style-name="T16"><text:s text:c="2"/></text:span></text:span><text:span text:style-name="Source_20_Text"><text:span text:style-name="T15">.collect(joining(</text:span></text:span><text:span text:style-name="Source_20_Text"><text:span text:style-name="T28">" "</text:span></text:span><text:span text:style-name="Source_20_Text"><text:span text:style-name="T15">));</text:span></text:span></text:p>
      <text:p text:style-name="P20">This will result in:</text:p>
      <text:p text:style-name="P6"><text:span text:style-name="Source_20_Text"><text:span text:style-name="T28">"a bb ccc dd"</text:span></text:span></text:p>
      <text:p text:style-name="P20">We can also write:</text:p>
      <text:p text:style-name="P7"><text:span text:style-name="Source_20_Text"><text:span text:style-name="T15">String result = givenList.stream()</text:span></text:span></text:p>
      <text:p text:style-name="P6"><text:soft-page-break/><text:span text:style-name="Source_20_Text"><text:span text:style-name="T16"><text:s text:c="2"/></text:span></text:span><text:span text:style-name="Source_20_Text"><text:span text:style-name="T15">.collect(joining(</text:span></text:span><text:span text:style-name="Source_20_Text"><text:span text:style-name="T28">" "</text:span></text:span><text:span text:style-name="Source_20_Text"><text:span text:style-name="T15">, </text:span></text:span><text:span text:style-name="Source_20_Text"><text:span text:style-name="T28">"PRE-"</text:span></text:span><text:span text:style-name="Source_20_Text"><text:span text:style-name="T15">, </text:span></text:span><text:span text:style-name="Source_20_Text"><text:span text:style-name="T28">"-POST"</text:span></text:span><text:span text:style-name="Source_20_Text"><text:span text:style-name="T15">));</text:span></text:span></text:p>
      <text:p text:style-name="P20">This will result in:</text:p>
      <text:section text:style-name="Sect1" text:name="baeldung_incontent_3">
        <text:p text:style-name="P18"/>
        <text:section text:style-name="Sect1" text:name="google_ads_iframe_/15184186,7114245/baeldung_incontent_3_0__container__">
          <text:p text:style-name="P18"/>
        </text:section>
      </text:section>
      <text:p text:style-name="P6"><text:span text:style-name="Source_20_Text"><text:span text:style-name="T28">"PRE-a bb ccc dd-POST"</text:span></text:span></text:p>
      <text:h text:style-name="P4" text:outline-level="3"><text:span text:style-name="Strong_20_Emphasis"><text:span text:style-name="T10">3.7. </text:span></text:span><text:span text:style-name="Strong_20_Emphasis"><text:span text:style-name="Emphasis"><text:span text:style-name="T10">Collectors</text:span></text:span></text:span><text:span text:style-name="Strong_20_Emphasis"><text:span text:style-name="T10">.c</text:span></text:span><text:span text:style-name="Strong_20_Emphasis"><text:span text:style-name="T11">ounting()</text:span></text:span></text:h>
      <text:section text:style-name="Sect1" text:name="7-collectorscounting">
        <text:p text:style-name="Text_20_body"/>
      </text:section>
      <text:p text:style-name="P13"><text:span text:style-name="Emphasis"><text:span text:style-name="T14">Counting</text:span></text:span><text:span text:style-name="T14"> is a simple collector that allows for the counting of all </text:span><text:span text:style-name="Emphasis"><text:span text:style-name="T14">Stream</text:span></text:span><text:span text:style-name="T14"> elements.</text:span></text:p>
      <text:p text:style-name="P20">Now we can write:</text:p>
      <text:p text:style-name="P7"><text:span text:style-name="Source_20_Text"><text:span text:style-name="T15">Long result = givenList.stream()</text:span></text:span></text:p>
      <text:p text:style-name="P6"><text:span text:style-name="Source_20_Text"><text:span text:style-name="T16"><text:s text:c="2"/></text:span></text:span><text:span text:style-name="Source_20_Text"><text:span text:style-name="T15">.collect(counting());</text:span></text:span></text:p>
      <text:h text:style-name="P4" text:outline-level="3"><text:span text:style-name="Strong_20_Emphasis"><text:span text:style-name="T10">3.8. </text:span></text:span><text:span text:style-name="Strong_20_Emphasis"><text:span text:style-name="Emphasis"><text:span text:style-name="T10">Collectors</text:span></text:span></text:span><text:span text:style-name="Strong_20_Emphasis"><text:span text:style-name="T10">.s</text:span></text:span><text:span text:style-name="Strong_20_Emphasis"><text:span text:style-name="T11">ummarizingDouble/Long/Int()</text:span></text:span></text:h>
      <text:section text:style-name="Sect1" text:name="8-collectorssummarizingdoublelongint">
        <text:p text:style-name="Text_20_body"/>
      </text:section>
      <text:p text:style-name="P13"><text:span text:style-name="Emphasis"><text:span text:style-name="T14">SummarizingDouble/Long/Int</text:span></text:span><text:span text:style-name="T14"> is a collector that returns a special class containing statistical information about numerical data in a</text:span><text:span text:style-name="Emphasis"><text:span text:style-name="T14"> Stream</text:span></text:span><text:span text:style-name="T14"> of extracted elements.</text:span></text:p>
      <text:p text:style-name="P20">We can obtain information about string lengths by doing:</text:p>
      <text:p text:style-name="P7"><text:span text:style-name="Source_20_Text"><text:span text:style-name="T15">DoubleSummaryStatistics result = givenList.stream()</text:span></text:span></text:p>
      <text:p text:style-name="P6"><text:span text:style-name="Source_20_Text"><text:span text:style-name="T16"><text:s text:c="2"/></text:span></text:span><text:span text:style-name="Source_20_Text"><text:span text:style-name="T15">.collect(summarizingDouble(String::length));</text:span></text:span></text:p>
      <text:p text:style-name="P20">In this case, the following will be true:</text:p>
      <text:p text:style-name="P7"><text:span text:style-name="Source_20_Text"><text:span text:style-name="T15">assertThat(result.getAverage()).isEqualTo(</text:span></text:span><text:span text:style-name="Source_20_Text"><text:span text:style-name="T28">2</text:span></text:span><text:span text:style-name="Source_20_Text"><text:span text:style-name="T15">);</text:span></text:span></text:p>
      <text:p text:style-name="P7"><text:span text:style-name="Source_20_Text"><text:span text:style-name="T15">assertThat(result.getCount()).isEqualTo(</text:span></text:span><text:span text:style-name="Source_20_Text"><text:span text:style-name="T28">4</text:span></text:span><text:span text:style-name="Source_20_Text"><text:span text:style-name="T15">);</text:span></text:span></text:p>
      <text:p text:style-name="P7"><text:span text:style-name="Source_20_Text"><text:span text:style-name="T15">assertThat(result.getMax()).isEqualTo(</text:span></text:span><text:span text:style-name="Source_20_Text"><text:span text:style-name="T28">3</text:span></text:span><text:span text:style-name="Source_20_Text"><text:span text:style-name="T15">);</text:span></text:span></text:p>
      <text:p text:style-name="P7"><text:span text:style-name="Source_20_Text"><text:span text:style-name="T15">assertThat(result.getMin()).isEqualTo(</text:span></text:span><text:span text:style-name="Source_20_Text"><text:span text:style-name="T28">1</text:span></text:span><text:span text:style-name="Source_20_Text"><text:span text:style-name="T15">);</text:span></text:span></text:p>
      <text:p text:style-name="P6"><text:span text:style-name="Source_20_Text"><text:span text:style-name="T15">assertThat(result.getSum()).isEqualTo(</text:span></text:span><text:span text:style-name="Source_20_Text"><text:span text:style-name="T28">8</text:span></text:span><text:span text:style-name="Source_20_Text"><text:span text:style-name="T15">);</text:span></text:span></text:p>
      <text:h text:style-name="P4" text:outline-level="3"><text:soft-page-break/><text:span text:style-name="Strong_20_Emphasis"><text:span text:style-name="T10">3.9. </text:span></text:span><text:span text:style-name="Strong_20_Emphasis"><text:span text:style-name="Emphasis"><text:span text:style-name="T10">Collectors.averagingDouble/Long/Int()</text:span></text:span></text:span></text:h>
      <text:section text:style-name="Sect1" text:name="9-collectorsaveragingdoublelongint">
        <text:p text:style-name="Text_20_body"/>
      </text:section>
      <text:p text:style-name="P13"><text:span text:style-name="Emphasis"><text:span text:style-name="T14">AveragingDouble/Long/Int</text:span></text:span><text:span text:style-name="T14"> is a collector that simply returns an average of extracted elements.</text:span></text:p>
      <text:p text:style-name="P20">We can get the average string length by doing:</text:p>
      <text:p text:style-name="P7"><text:span text:style-name="Source_20_Text"><text:span text:style-name="T15">Double result = givenList.stream()</text:span></text:span></text:p>
      <text:p text:style-name="P6"><text:span text:style-name="Source_20_Text"><text:span text:style-name="T16"><text:s text:c="2"/></text:span></text:span><text:span text:style-name="Source_20_Text"><text:span text:style-name="T15">.collect(averagingDouble(String::length));</text:span></text:span></text:p>
      <text:h text:style-name="P4" text:outline-level="3"><text:span text:style-name="Strong_20_Emphasis"><text:span text:style-name="T10">3.10. </text:span></text:span><text:span text:style-name="Strong_20_Emphasis"><text:span text:style-name="Emphasis"><text:span text:style-name="T10">Collectors</text:span></text:span></text:span><text:span text:style-name="Strong_20_Emphasis"><text:span text:style-name="T10">.s</text:span></text:span><text:span text:style-name="Strong_20_Emphasis"><text:span text:style-name="T11">ummingDouble/Long/Int()</text:span></text:span></text:h>
      <text:section text:style-name="Sect1" text:name="10-collectorssummingdoublelongint">
        <text:p text:style-name="Text_20_body"/>
      </text:section>
      <text:p text:style-name="P13"><text:span text:style-name="Emphasis"><text:span text:style-name="T14">SummingDouble/Long/Int</text:span></text:span><text:span text:style-name="T14"> is a collector that simply returns a sum of extracted elements.</text:span></text:p>
      <text:section text:style-name="Sect1" text:name="baeldung_incontent_4">
        <text:p text:style-name="P18"/>
        <text:section text:style-name="Sect1" text:name="google_ads_iframe_/15184186,7114245/baeldung_incontent_4_0__container__">
          <text:p text:style-name="P18"/>
        </text:section>
      </text:section>
      <text:p text:style-name="P20">We can get the sum of all string lengths by doing:</text:p>
      <text:p text:style-name="P7"><text:span text:style-name="Source_20_Text"><text:span text:style-name="T15">Double result = givenList.stream()</text:span></text:span></text:p>
      <text:p text:style-name="P6"><text:span text:style-name="Source_20_Text"><text:span text:style-name="T16"><text:s text:c="2"/></text:span></text:span><text:span text:style-name="Source_20_Text"><text:span text:style-name="T15">.collect(summingDouble(String::length));</text:span></text:span></text:p>
      <text:h text:style-name="P4" text:outline-level="3"><text:span text:style-name="Strong_20_Emphasis"><text:span text:style-name="T10">3.11. </text:span></text:span><text:span text:style-name="Strong_20_Emphasis"><text:span text:style-name="Emphasis"><text:span text:style-name="T10">Collectors.maxBy()/minBy()</text:span></text:span></text:span></text:h>
      <text:section text:style-name="Sect1" text:name="11-collectorsmaxbyminby">
        <text:p text:style-name="Text_20_body"/>
      </text:section>
      <text:p text:style-name="P13"><text:span text:style-name="Emphasis"><text:span text:style-name="T14">MaxBy</text:span></text:span><text:span text:style-name="T14">/</text:span><text:span text:style-name="Emphasis"><text:span text:style-name="T14">MinBy</text:span></text:span><text:span text:style-name="T14"> collectors return the biggest/smallest element of a </text:span><text:span text:style-name="Emphasis"><text:span text:style-name="T14">Stream</text:span></text:span><text:span text:style-name="T14"> according to a provided </text:span><text:span text:style-name="Emphasis"><text:span text:style-name="T14">Comparator</text:span></text:span><text:span text:style-name="T14"> instance.</text:span></text:p>
      <text:p text:style-name="P20">We can pick the biggest element by doing:</text:p>
      <text:p text:style-name="P7"><text:span text:style-name="Source_20_Text"><text:span text:style-name="T15">Optional&lt;String&gt; result = givenList.stream()</text:span></text:span></text:p>
      <text:p text:style-name="P6"><text:span text:style-name="Source_20_Text"><text:span text:style-name="T16"><text:s text:c="2"/></text:span></text:span><text:span text:style-name="Source_20_Text"><text:span text:style-name="T15">.collect(maxBy(Comparator.naturalOrder()));</text:span></text:span></text:p>
      <text:p text:style-name="P13"><text:span text:style-name="T14">We can see that the returned value is wrapped in an </text:span><text:span text:style-name="Emphasis"><text:span text:style-name="T14">Optional</text:span></text:span><text:span text:style-name="T14"> instance. This forces users to rethink the empty collection corner case.</text:span></text:p>
      <text:h text:style-name="P4" text:outline-level="3"><text:soft-page-break/><text:span text:style-name="Strong_20_Emphasis"><text:span text:style-name="T10">3.12. </text:span></text:span><text:span text:style-name="Strong_20_Emphasis"><text:span text:style-name="Emphasis"><text:span text:style-name="T10">Collectors</text:span></text:span></text:span><text:span text:style-name="Strong_20_Emphasis"><text:span text:style-name="T10">.</text:span></text:span><text:span text:style-name="Strong_20_Emphasis"><text:span text:style-name="Emphasis"><text:span text:style-name="T10">groupingBy()</text:span></text:span></text:span></text:h>
      <text:section text:style-name="Sect1" text:name="12-collectorsgroupingby">
        <text:p text:style-name="Text_20_body"/>
      </text:section>
      <text:p text:style-name="P13"><text:span text:style-name="Emphasis"><text:span text:style-name="T14">GroupingBy</text:span></text:span><text:span text:style-name="T14"> collector is used for grouping objects by some property, and then storing the results in a </text:span><text:span text:style-name="Emphasis"><text:span text:style-name="T14">Map</text:span></text:span><text:span text:style-name="T14"> instance.</text:span></text:p>
      <text:p text:style-name="P13"><text:span text:style-name="T14">We can group them by string length, and store the grouping results in </text:span><text:span text:style-name="Emphasis"><text:span text:style-name="T14">Set</text:span></text:span><text:span text:style-name="T14"> instances:</text:span></text:p>
      <text:p text:style-name="P7"><text:span text:style-name="Source_20_Text"><text:span text:style-name="T15">Map&lt;Integer, Set&lt;String&gt;&gt; result = givenList.stream()</text:span></text:span></text:p>
      <text:p text:style-name="P6"><text:span text:style-name="Source_20_Text"><text:span text:style-name="T16"><text:s text:c="2"/></text:span></text:span><text:span text:style-name="Source_20_Text"><text:span text:style-name="T15">.collect(groupingBy(String::length, toSet()));</text:span></text:span></text:p>
      <text:p text:style-name="P20">This will result in the following being true:</text:p>
      <text:p text:style-name="P7"><text:span text:style-name="Source_20_Text"><text:span text:style-name="T15">assertThat(result)</text:span></text:span></text:p>
      <text:p text:style-name="P7"><text:span text:style-name="Source_20_Text"><text:span text:style-name="T16"><text:s text:c="2"/></text:span></text:span><text:span text:style-name="Source_20_Text"><text:span text:style-name="T15">.containsEntry(</text:span></text:span><text:span text:style-name="Source_20_Text"><text:span text:style-name="T28">1</text:span></text:span><text:span text:style-name="Source_20_Text"><text:span text:style-name="T15">, newHashSet(</text:span></text:span><text:span text:style-name="Source_20_Text"><text:span text:style-name="T28">"a"</text:span></text:span><text:span text:style-name="Source_20_Text"><text:span text:style-name="T15">))</text:span></text:span></text:p>
      <text:p text:style-name="P7"><text:span text:style-name="Source_20_Text"><text:span text:style-name="T16"><text:s text:c="2"/></text:span></text:span><text:span text:style-name="Source_20_Text"><text:span text:style-name="T15">.containsEntry(</text:span></text:span><text:span text:style-name="Source_20_Text"><text:span text:style-name="T28">2</text:span></text:span><text:span text:style-name="Source_20_Text"><text:span text:style-name="T15">, newHashSet(</text:span></text:span><text:span text:style-name="Source_20_Text"><text:span text:style-name="T28">"bb"</text:span></text:span><text:span text:style-name="Source_20_Text"><text:span text:style-name="T15">, </text:span></text:span><text:span text:style-name="Source_20_Text"><text:span text:style-name="T28">"dd"</text:span></text:span><text:span text:style-name="Source_20_Text"><text:span text:style-name="T15">))</text:span></text:span></text:p>
      <text:p text:style-name="P6"><text:span text:style-name="Source_20_Text"><text:span text:style-name="T16"><text:s text:c="2"/></text:span></text:span><text:span text:style-name="Source_20_Text"><text:span text:style-name="T15">.containsEntry(</text:span></text:span><text:span text:style-name="Source_20_Text"><text:span text:style-name="T28">3</text:span></text:span><text:span text:style-name="Source_20_Text"><text:span text:style-name="T15">, newHashSet(</text:span></text:span><text:span text:style-name="Source_20_Text"><text:span text:style-name="T28">"ccc"</text:span></text:span><text:span text:style-name="Source_20_Text"><text:span text:style-name="T15">));</text:span></text:span></text:p>
      <text:p text:style-name="P13"><text:span text:style-name="T14">We can see that the second argument of the </text:span><text:span text:style-name="Emphasis"><text:span text:style-name="T14">groupingBy</text:span></text:span><text:span text:style-name="T14"> method is a </text:span><text:span text:style-name="Emphasis"><text:span text:style-name="T14">Collector.</text:span></text:span><text:span text:style-name="T14"> In addition, we're free to use any </text:span><text:span text:style-name="Emphasis"><text:span text:style-name="T14">Collector</text:span></text:span><text:span text:style-name="T14"> of our choice.</text:span></text:p>
      <text:section text:style-name="Sect1" text:name="baeldung_incontent_5">
        <text:p text:style-name="P18"/>
        <text:section text:style-name="Sect1" text:name="google_ads_iframe_/15184186,7114245/baeldung_incontent_5_0__container__">
          <text:p text:style-name="P18"/>
        </text:section>
      </text:section>
      <text:h text:style-name="P4" text:outline-level="3"><text:span text:style-name="Strong_20_Emphasis"><text:span text:style-name="T10">3.13. </text:span></text:span><text:span text:style-name="Strong_20_Emphasis"><text:span text:style-name="Emphasis"><text:span text:style-name="T10">Collectors.partitioningBy()</text:span></text:span></text:span></text:h>
      <text:section text:style-name="Sect1" text:name="13-collectorspartitioningby">
        <text:p text:style-name="Text_20_body"/>
      </text:section>
      <text:p text:style-name="P13"><text:span text:style-name="Emphasis"><text:span text:style-name="T14">PartitioningBy</text:span></text:span><text:span text:style-name="T14"> is a specialized case of </text:span><text:span text:style-name="Emphasis"><text:span text:style-name="T14">groupingBy</text:span></text:span><text:span text:style-name="T14"> that accepts a </text:span><text:span text:style-name="Emphasis"><text:span text:style-name="T14">Predicate</text:span></text:span><text:span text:style-name="T14"> instance, and then collects </text:span><text:span text:style-name="Emphasis"><text:span text:style-name="T14">Stream</text:span></text:span><text:span text:style-name="T14"> elements into a </text:span><text:span text:style-name="Emphasis"><text:span text:style-name="T14">Map</text:span></text:span><text:span text:style-name="T14"> instance that stores </text:span><text:span text:style-name="Emphasis"><text:span text:style-name="T14">Boolean</text:span></text:span><text:span text:style-name="T14"> values as keys and collections as values. Under the “true” key, we can find a collection of elements matching the given </text:span><text:span text:style-name="Emphasis"><text:span text:style-name="T14">Predicate</text:span></text:span><text:span text:style-name="T14">, and under the “false” key, we can find a collection of elements not matching the given </text:span><text:span text:style-name="Emphasis"><text:span text:style-name="T14">Predicate</text:span></text:span><text:span text:style-name="T14">.</text:span></text:p>
      <text:p text:style-name="P20">We can write:</text:p>
      <text:p text:style-name="P7"><text:span text:style-name="Source_20_Text"><text:span text:style-name="T15">Map&lt;Boolean, List&lt;String&gt;&gt; result = givenList.stream()</text:span></text:span></text:p>
      <text:p text:style-name="P6"><text:span text:style-name="Source_20_Text"><text:span text:style-name="T16"><text:s text:c="2"/></text:span></text:span><text:span text:style-name="Source_20_Text"><text:span text:style-name="T15">.collect(partitioningBy(s -&gt; s.length() &gt; </text:span></text:span><text:span text:style-name="Source_20_Text"><text:span text:style-name="T28">2</text:span></text:span><text:span text:style-name="Source_20_Text"><text:span text:style-name="T15">))</text:span></text:span></text:p>
      <text:p text:style-name="P20">This results in a Map containing:</text:p>
      <text:p text:style-name="P6"><text:span text:style-name="Source_20_Text"><text:span text:style-name="T15">{</text:span></text:span><text:span text:style-name="Source_20_Text"><text:span text:style-name="T27">false</text:span></text:span><text:span text:style-name="Source_20_Text"><text:span text:style-name="T15">=[</text:span></text:span><text:span text:style-name="Source_20_Text"><text:span text:style-name="T28">"a"</text:span></text:span><text:span text:style-name="Source_20_Text"><text:span text:style-name="T15">, </text:span></text:span><text:span text:style-name="Source_20_Text"><text:span text:style-name="T28">"bb"</text:span></text:span><text:span text:style-name="Source_20_Text"><text:span text:style-name="T15">, </text:span></text:span><text:span text:style-name="Source_20_Text"><text:span text:style-name="T28">"dd"</text:span></text:span><text:span text:style-name="Source_20_Text"><text:span text:style-name="T15">], </text:span></text:span><text:span text:style-name="Source_20_Text"><text:span text:style-name="T27">true</text:span></text:span><text:span text:style-name="Source_20_Text"><text:span text:style-name="T15">=[</text:span></text:span><text:span text:style-name="Source_20_Text"><text:span text:style-name="T28">"ccc"</text:span></text:span><text:span text:style-name="Source_20_Text"><text:span text:style-name="T15">]}</text:span></text:span></text:p>
      <text:h text:style-name="P4" text:outline-level="3"><text:soft-page-break/><text:span text:style-name="Strong_20_Emphasis"><text:span text:style-name="T10">3.14. </text:span></text:span><text:span text:style-name="Strong_20_Emphasis"><text:span text:style-name="Emphasis"><text:span text:style-name="T10">Collectors.teeing()</text:span></text:span></text:span></text:h>
      <text:section text:style-name="Sect1" text:name="14-collectorsteeing">
        <text:p text:style-name="Text_20_body"/>
      </text:section>
      <text:p text:style-name="P13"><text:span text:style-name="T14">Let's find the maximum and minimum numbers from a given </text:span><text:span text:style-name="Emphasis"><text:span text:style-name="T14">Stream</text:span></text:span><text:span text:style-name="T14"> using the collectors we've learned so far:</text:span></text:p>
      <text:p text:style-name="P7"><text:span text:style-name="Source_20_Text"><text:span text:style-name="T15">List&lt;Integer&gt; numbers = Arrays.asList(</text:span></text:span><text:span text:style-name="Source_20_Text"><text:span text:style-name="T28">42</text:span></text:span><text:span text:style-name="Source_20_Text"><text:span text:style-name="T15">, </text:span></text:span><text:span text:style-name="Source_20_Text"><text:span text:style-name="T28">4</text:span></text:span><text:span text:style-name="Source_20_Text"><text:span text:style-name="T15">, </text:span></text:span><text:span text:style-name="Source_20_Text"><text:span text:style-name="T28">2</text:span></text:span><text:span text:style-name="Source_20_Text"><text:span text:style-name="T15">, </text:span></text:span><text:span text:style-name="Source_20_Text"><text:span text:style-name="T28">24</text:span></text:span><text:span text:style-name="Source_20_Text"><text:span text:style-name="T15">);</text:span></text:span></text:p>
      <text:p text:style-name="P7"><text:span text:style-name="Source_20_Text"><text:span text:style-name="T15">Optional&lt;Integer&gt; min = numbers.stream().collect(minBy(Integer::compareTo));</text:span></text:span></text:p>
      <text:p text:style-name="P7"><text:span text:style-name="Source_20_Text"><text:span text:style-name="T15">Optional&lt;Integer&gt; max = numbers.stream().collect(maxBy(Integer::compareTo));</text:span></text:span></text:p>
      <text:p text:style-name="P6"><text:span text:style-name="Source_20_Text"><text:span text:style-name="T29">// do something useful with min and max</text:span></text:span></text:p>
      <text:p text:style-name="P13"><text:span text:style-name="T14">Here we're using two different collectors, and then combining the results of those two to create something meaningful. Before Java 12, in order to cover such use cases, we had to operate on the given </text:span><text:span text:style-name="Emphasis"><text:span text:style-name="T14">Stream</text:span></text:span><text:span text:style-name="T14"> twice, store the intermediate results into temporary variables, and then combine those results afterwards.</text:span></text:p>
      <text:p text:style-name="P20">Fortunately, Java 12 offers a built-in collector that takes care of these steps on our behalf; all we have to do is provide the two collectors and the combiner function.</text:p>
      <text:p text:style-name="P13"><text:span text:style-name="Strong_20_Emphasis"><text:span text:style-name="T17">Since this new collector </text:span></text:span><text:a xlink:type="simple" xlink:href="https://en.wikipedia.org/wiki/Tee_(command)" text:style-name="Internet_20_link" text:visited-style-name="Visited_20_Internet_20_Link"><text:span text:style-name="Strong_20_Emphasis"><text:span text:style-name="T3">tees</text:span></text:span></text:a><text:span text:style-name="Strong_20_Emphasis"><text:span text:style-name="T17"> the given stream towards two different directions, it's called </text:span></text:span><text:span text:style-name="Strong_20_Emphasis"><text:span text:style-name="Emphasis"><text:span text:style-name="T17">teeing:</text:span></text:span></text:span></text:p>
      <text:p text:style-name="P7"><text:span text:style-name="Source_20_Text"><text:span text:style-name="T15">numbers.stream().collect(teeing(</text:span></text:span></text:p>
      <text:p text:style-name="P7"><text:span text:style-name="Source_20_Text"><text:span text:style-name="T16"><text:s text:c="2"/></text:span></text:span><text:span text:style-name="Source_20_Text"><text:span text:style-name="T15">minBy(Integer::compareTo), </text:span></text:span><text:span text:style-name="Source_20_Text"><text:span text:style-name="T29">// The first collector</text:span></text:span></text:p>
      <text:p text:style-name="P7"><text:span text:style-name="Source_20_Text"><text:span text:style-name="T16"><text:s text:c="2"/></text:span></text:span><text:span text:style-name="Source_20_Text"><text:span text:style-name="T15">maxBy(Integer::compareTo), </text:span></text:span><text:span text:style-name="Source_20_Text"><text:span text:style-name="T29">// The second collector</text:span></text:span></text:p>
      <text:p text:style-name="P7"><text:span text:style-name="Source_20_Text"><text:span text:style-name="T16"><text:s text:c="2"/></text:span></text:span><text:span text:style-name="Source_20_Text"><text:span text:style-name="T15">(min, max) -&gt; </text:span></text:span><text:span text:style-name="Source_20_Text"><text:span text:style-name="T29">// Receives the result from those collectors and combines them</text:span></text:span></text:p>
      <text:p text:style-name="P6"><text:span text:style-name="Source_20_Text"><text:span text:style-name="T15">));</text:span></text:span></text:p>
      <text:p text:style-name="P13"><text:span text:style-name="T14">This example is available on GitHub in the </text:span><text:a xlink:type="simple" xlink:href="https://github.com/eugenp/tutorials/tree/master/core-java-modules/core-java-12" text:style-name="Internet_20_link" text:visited-style-name="Visited_20_Internet_20_Link"><text:span text:style-name="T2">core-java-12</text:span></text:a><text:span text:style-name="T14"> project.</text:span></text:p>
      <text:section text:style-name="Sect1" text:name="baeldung_incontent_6">
        <text:p text:style-name="P18"/>
        <text:section text:style-name="Sect1" text:name="google_ads_iframe_/15184186,7114245/baeldung_incontent_6_0__container__">
          <text:p text:style-name="P18"/>
        </text:section>
      </text:section>
      <text:h text:style-name="P2" text:outline-level="2"><text:span text:style-name="Strong_20_Emphasis"><text:span text:style-name="T12">4. Custom Collectors</text:span></text:span></text:h>
      <text:section text:style-name="Sect1" text:name="Custom">
        <text:p text:style-name="Text_20_body"/>
      </text:section>
      <text:p text:style-name="P20">If we want to write our own Collector implementation, we need to implement the Collector interface, and specify its three generic parameters:</text:p>
      <text:p text:style-name="P6"><text:soft-page-break/><text:span text:style-name="Source_20_Text"><text:span text:style-name="T27">public</text:span></text:span><text:span text:style-name="Source_20_Text"><text:span text:style-name="T15"> </text:span></text:span><text:span text:style-name="Source_20_Text"><text:span text:style-name="T27">interface</text:span></text:span><text:span text:style-name="Source_20_Text"><text:span text:style-name="T15"> </text:span></text:span><text:span text:style-name="Source_20_Text"><text:span text:style-name="T5">Collector</text:span></text:span><text:span text:style-name="Source_20_Text"><text:span text:style-name="T15">&lt;</text:span></text:span><text:span text:style-name="Source_20_Text"><text:span text:style-name="T5">T</text:span></text:span><text:span text:style-name="Source_20_Text"><text:span text:style-name="T15">, </text:span></text:span><text:span text:style-name="Source_20_Text"><text:span text:style-name="T5">A</text:span></text:span><text:span text:style-name="Source_20_Text"><text:span text:style-name="T15">, </text:span></text:span><text:span text:style-name="Source_20_Text"><text:span text:style-name="T5">R</text:span></text:span><text:span text:style-name="Source_20_Text"><text:span text:style-name="T15">&gt; {...}</text:span></text:span></text:p>
      <text:list xml:id="list299756715" text:style-name="L4">
        <text:list-item>
          <text:p text:style-name="P22"><text:span text:style-name="Strong_20_Emphasis"><text:span text:style-name="T6">T</text:span></text:span> – the type of objects that will be available for collection</text:p>
        </text:list-item>
        <text:list-item>
          <text:p text:style-name="P22"><text:span text:style-name="Strong_20_Emphasis"><text:span text:style-name="T6">A</text:span></text:span> – the type of a mutable accumulator object</text:p>
        </text:list-item>
        <text:list-item>
          <text:p text:style-name="P22"><text:span text:style-name="Strong_20_Emphasis"><text:span text:style-name="T6">R</text:span></text:span> – the type of a final result</text:p>
        </text:list-item>
      </text:list>
      <text:p text:style-name="P13"><text:span text:style-name="T14">Let's write an example Collector for collecting elements into an </text:span><text:span text:style-name="Emphasis"><text:span text:style-name="T14">ImmutableSet</text:span></text:span><text:span text:style-name="T14"> instance. We start by specifying the right types:</text:span></text:p>
      <text:p text:style-name="P7"><text:span text:style-name="Source_20_Text"><text:span text:style-name="T27">private</text:span></text:span><text:span text:style-name="Source_20_Text"><text:span text:style-name="T15"> </text:span></text:span><text:span text:style-name="Source_20_Text"><text:span text:style-name="T27">class</text:span></text:span><text:span text:style-name="Source_20_Text"><text:span text:style-name="T15"> </text:span></text:span><text:span text:style-name="Source_20_Text"><text:span text:style-name="T5">ImmutableSetCollector</text:span></text:span><text:span text:style-name="Source_20_Text"><text:span text:style-name="T15">&lt;</text:span></text:span><text:span text:style-name="Source_20_Text"><text:span text:style-name="T5">T</text:span></text:span><text:span text:style-name="Source_20_Text"><text:span text:style-name="T15">&gt;</text:span></text:span></text:p>
      <text:p text:style-name="P6"><text:span text:style-name="Source_20_Text"><text:span text:style-name="T16"><text:s text:c="2"/></text:span></text:span><text:span text:style-name="Source_20_Text"><text:span text:style-name="T27">implements</text:span></text:span><text:span text:style-name="Source_20_Text"><text:span text:style-name="T15"> </text:span></text:span><text:span text:style-name="Source_20_Text"><text:span text:style-name="T5">Collector</text:span></text:span><text:span text:style-name="Source_20_Text"><text:span text:style-name="T15">&lt;</text:span></text:span><text:span text:style-name="Source_20_Text"><text:span text:style-name="T5">T</text:span></text:span><text:span text:style-name="Source_20_Text"><text:span text:style-name="T15">, </text:span></text:span><text:span text:style-name="Source_20_Text"><text:span text:style-name="T5">ImmutableSet</text:span></text:span><text:span text:style-name="Source_20_Text"><text:span text:style-name="T15">.</text:span></text:span><text:span text:style-name="Source_20_Text"><text:span text:style-name="T5">Builder</text:span></text:span><text:span text:style-name="Source_20_Text"><text:span text:style-name="T15">&lt;</text:span></text:span><text:span text:style-name="Source_20_Text"><text:span text:style-name="T5">T</text:span></text:span><text:span text:style-name="Source_20_Text"><text:span text:style-name="T15">&gt;, </text:span></text:span><text:span text:style-name="Source_20_Text"><text:span text:style-name="T5">ImmutableSet</text:span></text:span><text:span text:style-name="Source_20_Text"><text:span text:style-name="T15">&lt;</text:span></text:span><text:span text:style-name="Source_20_Text"><text:span text:style-name="T5">T</text:span></text:span><text:span text:style-name="Source_20_Text"><text:span text:style-name="T15">&gt;&gt; {...}</text:span></text:span></text:p>
      <text:p text:style-name="P13"><text:span text:style-name="T14">Since we need a mutable collection for internal collection operation handling, we can't use </text:span><text:span text:style-name="Emphasis"><text:span text:style-name="T14">ImmutableSet</text:span></text:span><text:span text:style-name="T14">. Instead, we need to use some other mutable collection, or any other class that could temporarily accumulate objects for us. In this case, we will go with an </text:span><text:span text:style-name="Emphasis"><text:span text:style-name="T14">ImmutableSet.Builder</text:span></text:span><text:span text:style-name="T14"> and now we need to implement 5 methods:</text:span></text:p>
      <text:list xml:id="list3908405081" text:style-name="L5">
        <text:list-item>
          <text:p text:style-name="P23"><text:span text:style-name="Emphasis">Supplier&lt;ImmutableSet.Builder&lt;T&gt;&gt; </text:span><text:span text:style-name="Emphasis"><text:span text:style-name="Strong_20_Emphasis">supplier</text:span></text:span><text:span text:style-name="Emphasis">()</text:span></text:p>
        </text:list-item>
        <text:list-item>
          <text:p text:style-name="P23"><text:span text:style-name="Emphasis">BiConsumer&lt;ImmutableSet.Builder&lt;T&gt;, T&gt; </text:span><text:span text:style-name="Emphasis"><text:span text:style-name="Strong_20_Emphasis">accumulator</text:span></text:span><text:span text:style-name="Emphasis">()</text:span></text:p>
        </text:list-item>
        <text:list-item>
          <text:p text:style-name="P23"><text:span text:style-name="Emphasis">BinaryOperator&lt;ImmutableSet.Builder&lt;T&gt;&gt; </text:span><text:span text:style-name="Emphasis"><text:span text:style-name="Strong_20_Emphasis">combiner</text:span></text:span><text:span text:style-name="Emphasis">()</text:span></text:p>
        </text:list-item>
        <text:list-item>
          <text:p text:style-name="P23"><text:span text:style-name="Emphasis">Function&lt;ImmutableSet.Builder&lt;T&gt;, ImmutableSet&lt;T&gt;&gt; </text:span><text:span text:style-name="Emphasis"><text:span text:style-name="Strong_20_Emphasis">finisher</text:span></text:span><text:span text:style-name="Emphasis">()</text:span></text:p>
        </text:list-item>
        <text:list-item>
          <text:p text:style-name="P23"><text:span text:style-name="Emphasis">Set&lt;Characteristics&gt; </text:span><text:span text:style-name="Emphasis"><text:span text:style-name="Strong_20_Emphasis">characteristics</text:span></text:span><text:span text:style-name="Emphasis">()</text:span></text:p>
        </text:list-item>
      </text:list>
      <text:p text:style-name="P13"><text:span text:style-name="Strong_20_Emphasis"><text:span text:style-name="Emphasis"><text:span text:style-name="T17">The supplier()</text:span></text:span></text:span><text:span text:style-name="Strong_20_Emphasis"><text:span text:style-name="T17"> </text:span></text:span><text:span text:style-name="T14">method returns a </text:span><text:span text:style-name="Emphasis"><text:span text:style-name="T14">Supplier</text:span></text:span><text:span text:style-name="T14"> instance that generates an empty accumulator instance. So in this case, we can simply write:</text:span></text:p>
      <text:p text:style-name="P7"><text:span text:style-name="Source_20_Text"><text:span text:style-name="T30">@Override</text:span></text:span></text:p>
      <text:p text:style-name="P7"><text:span text:style-name="Source_20_Text"><text:span text:style-name="T27">public</text:span></text:span><text:span text:style-name="Source_20_Text"><text:span text:style-name="T15"> Supplier&lt;ImmutableSet.Builder&lt;T&gt;&gt; suppli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text:span></text:span></text:p>
      <text:p text:style-name="P6"><text:span text:style-name="Source_20_Text"><text:span text:style-name="T15">}</text:span></text:span></text:p>
      <text:p text:style-name="P13"><text:span text:style-name="Strong_20_Emphasis"><text:span text:style-name="Emphasis"><text:span text:style-name="T17">The accumulator()</text:span></text:span></text:span><text:span text:style-name="T14"> method returns a function that is used for adding a new element to an existing </text:span><text:span text:style-name="Emphasis"><text:span text:style-name="T14">accumulator</text:span></text:span><text:span text:style-name="T14"> object. So let's just use the </text:span><text:span text:style-name="Emphasis"><text:span text:style-name="T14">Builder</text:span></text:span><text:span text:style-name="T14">‘s </text:span><text:span text:style-name="Emphasis"><text:span text:style-name="T14">add</text:span></text:span><text:span text:style-name="T14"> method:</text:span></text:p>
      <text:p text:style-name="P7"><text:span text:style-name="Source_20_Text"><text:span text:style-name="T30">@Override</text:span></text:span></text:p>
      <text:p text:style-name="P7"><text:span text:style-name="Source_20_Text"><text:span text:style-name="T27">public</text:span></text:span><text:span text:style-name="Source_20_Text"><text:span text:style-name="T15"> BiConsumer&lt;ImmutableSet.Builder&lt;T&gt;, T&gt; accumulato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add;</text:span></text:span></text:p>
      <text:p text:style-name="P6"><text:span text:style-name="Source_20_Text"><text:span text:style-name="T15">}</text:span></text:span></text:p>
      <text:p text:style-name="P13"><text:span text:style-name="Emphasis"><text:span text:style-name="Strong_20_Emphasis"><text:span text:style-name="T14">The combiner()</text:span></text:span></text:span><text:span text:style-name="Emphasis"><text:span text:style-name="T14"> </text:span></text:span><text:span text:style-name="T14">method returns a function that is used for merging two accumulators together:</text:span></text:p>
      <text:p text:style-name="P7"><text:soft-page-break/><text:span text:style-name="Source_20_Text"><text:span text:style-name="T30">@Override</text:span></text:span></text:p>
      <text:p text:style-name="P7"><text:span text:style-name="Source_20_Text"><text:span text:style-name="T27">public</text:span></text:span><text:span text:style-name="Source_20_Text"><text:span text:style-name="T15"> BinaryOperator&lt;ImmutableSet.Builder&lt;T&gt;&gt; combin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left, right) -&gt; left.addAll(right.build());</text:span></text:span></text:p>
      <text:p text:style-name="P6"><text:span text:style-name="Source_20_Text"><text:span text:style-name="T15">}</text:span></text:span></text:p>
      <text:p text:style-name="P13"><text:span text:style-name="Emphasis"><text:span text:style-name="Strong_20_Emphasis"><text:span text:style-name="T17">The finisher()</text:span></text:span></text:span><text:span text:style-name="T14"> method returns a function that is used for converting an accumulator to final result type. So in this case, we'll just use </text:span><text:span text:style-name="Emphasis"><text:span text:style-name="T14">Builder</text:span></text:span><text:span text:style-name="T14">‘s </text:span><text:span text:style-name="Emphasis"><text:span text:style-name="T14">build</text:span></text:span><text:span text:style-name="T14"> method:</text:span></text:p>
      <text:p text:style-name="P7"><text:span text:style-name="Source_20_Text"><text:span text:style-name="T30">@Override</text:span></text:span></text:p>
      <text:p text:style-name="P7"><text:span text:style-name="Source_20_Text"><text:span text:style-name="T27">public</text:span></text:span><text:span text:style-name="Source_20_Text"><text:span text:style-name="T15"> Function&lt;ImmutableSet.Builder&lt;T&gt;, ImmutableSet&lt;T&gt;&gt; finish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build;</text:span></text:span></text:p>
      <text:p text:style-name="P6"><text:span text:style-name="Source_20_Text"><text:span text:style-name="T15">}</text:span></text:span></text:p>
      <text:p text:style-name="P13"><text:span text:style-name="Emphasis"><text:span text:style-name="Strong_20_Emphasis"><text:span text:style-name="T17">The characteristics()</text:span></text:span></text:span><text:span text:style-name="T14"> method is used to provide Stream with some additional information that will be used for internal optimizations. In this case, we don't pay attention to the elements order in a </text:span><text:span text:style-name="Emphasis"><text:span text:style-name="T14">Set</text:span></text:span><text:span text:style-name="T14"> because we'll use </text:span><text:span text:style-name="Emphasis"><text:span text:style-name="T14">Characteristics.UNORDERED</text:span></text:span><text:span text:style-name="T14">. To obtain more information regarding this subject, check </text:span><text:span text:style-name="Emphasis"><text:span text:style-name="T14">Characteristics</text:span></text:span><text:span text:style-name="T14">‘ JavaDoc:</text:span></text:p>
      <text:section text:style-name="Sect1" text:name="baeldung_incontent_7">
        <text:p text:style-name="P18"/>
        <text:section text:style-name="Sect1" text:name="google_ads_iframe_/15184186,7114245/baeldung_incontent_7_0__container__">
          <text:p text:style-name="P18"/>
        </text:section>
      </text:section>
      <text:p text:style-name="P7"><text:span text:style-name="Source_20_Text"><text:span text:style-name="T30">@Override</text:span></text:span><text:span text:style-name="Source_20_Text"><text:span text:style-name="T15"> </text:span></text:span><text:span text:style-name="Source_20_Text"><text:span text:style-name="T27">public</text:span></text:span><text:span text:style-name="Source_20_Text"><text:span text:style-name="T15"> Set&lt;Characteristics&gt; </text:span></text:span><text:span text:style-name="Source_20_Text"><text:span text:style-name="T5">characteristics</text:span></text:span><text:span text:style-name="Source_20_Text"><text:span text:style-name="T15">() {</text:span></text:span></text:p>
      <text:p text:style-name="P7"><text:span text:style-name="Source_20_Text"><text:span text:style-name="T16"><text:s text:c="4"/></text:span></text:span><text:span text:style-name="Source_20_Text"><text:span text:style-name="T27">return</text:span></text:span><text:span text:style-name="Source_20_Text"><text:span text:style-name="T15"> Sets.immutableEnumSet(Characteristics.UNORDERED);</text:span></text:span></text:p>
      <text:p text:style-name="P6"><text:span text:style-name="Source_20_Text"><text:span text:style-name="T15">}</text:span></text:span></text:p>
      <text:p text:style-name="P20">Here is the complete implementation along with the usage:</text:p>
      <text:p text:style-name="P7"><text:span text:style-name="Source_20_Text"><text:span text:style-name="T27">public</text:span></text:span><text:span text:style-name="Source_20_Text"><text:span text:style-name="T15"> </text:span></text:span><text:span text:style-name="Source_20_Text"><text:span text:style-name="T27">class</text:span></text:span><text:span text:style-name="Source_20_Text"><text:span text:style-name="T15"> </text:span></text:span><text:span text:style-name="Source_20_Text"><text:span text:style-name="T5">ImmutableSetCollector</text:span></text:span><text:span text:style-name="Source_20_Text"><text:span text:style-name="T15">&lt;</text:span></text:span><text:span text:style-name="Source_20_Text"><text:span text:style-name="T5">T</text:span></text:span><text:span text:style-name="Source_20_Text"><text:span text:style-name="T15">&gt;</text:span></text:span></text:p>
      <text:p text:style-name="P7"><text:span text:style-name="Source_20_Text"><text:span text:style-name="T16"><text:s text:c="2"/></text:span></text:span><text:span text:style-name="Source_20_Text"><text:span text:style-name="T27">implements</text:span></text:span><text:span text:style-name="Source_20_Text"><text:span text:style-name="T15"> </text:span></text:span><text:span text:style-name="Source_20_Text"><text:span text:style-name="T5">Collector</text:span></text:span><text:span text:style-name="Source_20_Text"><text:span text:style-name="T15">&lt;</text:span></text:span><text:span text:style-name="Source_20_Text"><text:span text:style-name="T5">T</text:span></text:span><text:span text:style-name="Source_20_Text"><text:span text:style-name="T15">, </text:span></text:span><text:span text:style-name="Source_20_Text"><text:span text:style-name="T5">ImmutableSet</text:span></text:span><text:span text:style-name="Source_20_Text"><text:span text:style-name="T15">.</text:span></text:span><text:span text:style-name="Source_20_Text"><text:span text:style-name="T5">Builder</text:span></text:span><text:span text:style-name="Source_20_Text"><text:span text:style-name="T15">&lt;</text:span></text:span><text:span text:style-name="Source_20_Text"><text:span text:style-name="T5">T</text:span></text:span><text:span text:style-name="Source_20_Text"><text:span text:style-name="T15">&gt;, </text:span></text:span><text:span text:style-name="Source_20_Text"><text:span text:style-name="T5">ImmutableSet</text:span></text:span><text:span text:style-name="Source_20_Text"><text:span text:style-name="T15">&lt;</text:span></text:span><text:span text:style-name="Source_20_Text"><text:span text:style-name="T5">T</text:span></text:span><text:span text:style-name="Source_20_Text"><text:span text:style-name="T15">&gt;&gt; {</text:span></text:span></text:p>
      <text:p text:style-name="P7"/>
      <text:p text:style-name="P7"><text:span text:style-name="Source_20_Text"><text:span text:style-name="T30">@Override</text:span></text:span></text:p>
      <text:p text:style-name="P7"><text:span text:style-name="Source_20_Text"><text:span text:style-name="T27">public</text:span></text:span><text:span text:style-name="Source_20_Text"><text:span text:style-name="T15"> Supplier&lt;ImmutableSet.Builder&lt;T&gt;&gt; suppli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text:span></text:span></text:p>
      <text:p text:style-name="P7"><text:span text:style-name="Source_20_Text"><text:span text:style-name="T15">}</text:span></text:span></text:p>
      <text:p text:style-name="P7"/>
      <text:p text:style-name="P7"><text:span text:style-name="Source_20_Text"><text:span text:style-name="T30">@Override</text:span></text:span></text:p>
      <text:p text:style-name="P7"><text:span text:style-name="Source_20_Text"><text:span text:style-name="T27">public</text:span></text:span><text:span text:style-name="Source_20_Text"><text:span text:style-name="T15"> BiConsumer&lt;ImmutableSet.Builder&lt;T&gt;, T&gt; accumulato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add;</text:span></text:span></text:p>
      <text:p text:style-name="P7"><text:span text:style-name="Source_20_Text"><text:span text:style-name="T15">}</text:span></text:span></text:p>
      <text:p text:style-name="P7"><text:soft-page-break/></text:p>
      <text:p text:style-name="P7"><text:span text:style-name="Source_20_Text"><text:span text:style-name="T30">@Override</text:span></text:span></text:p>
      <text:p text:style-name="P7"><text:span text:style-name="Source_20_Text"><text:span text:style-name="T27">public</text:span></text:span><text:span text:style-name="Source_20_Text"><text:span text:style-name="T15"> BinaryOperator&lt;ImmutableSet.Builder&lt;T&gt;&gt; combin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left, right) -&gt; left.addAll(right.build());</text:span></text:span></text:p>
      <text:p text:style-name="P7"><text:span text:style-name="Source_20_Text"><text:span text:style-name="T15">}</text:span></text:span></text:p>
      <text:p text:style-name="P7"/>
      <text:p text:style-name="P7"><text:span text:style-name="Source_20_Text"><text:span text:style-name="T30">@Override</text:span></text:span></text:p>
      <text:p text:style-name="P7"><text:span text:style-name="Source_20_Text"><text:span text:style-name="T27">public</text:span></text:span><text:span text:style-name="Source_20_Text"><text:span text:style-name="T15"> Function&lt;ImmutableSet.Builder&lt;T&gt;, ImmutableSet&lt;T&gt;&gt; finisher() {</text:span></text:span></text:p>
      <text:p text:style-name="P7"><text:span text:style-name="Source_20_Text"><text:span text:style-name="T16"><text:s text:c="4"/></text:span></text:span><text:span text:style-name="Source_20_Text"><text:span text:style-name="T27">return</text:span></text:span><text:span text:style-name="Source_20_Text"><text:span text:style-name="T15"> ImmutableSet.Builder::build;</text:span></text:span></text:p>
      <text:p text:style-name="P7"><text:span text:style-name="Source_20_Text"><text:span text:style-name="T15">}</text:span></text:span></text:p>
      <text:p text:style-name="P7"/>
      <text:p text:style-name="P7"><text:span text:style-name="Source_20_Text"><text:span text:style-name="T30">@Override</text:span></text:span></text:p>
      <text:p text:style-name="P7"><text:span text:style-name="Source_20_Text"><text:span text:style-name="T27">public</text:span></text:span><text:span text:style-name="Source_20_Text"><text:span text:style-name="T15"> Set&lt;Characteristics&gt; </text:span></text:span><text:span text:style-name="Source_20_Text"><text:span text:style-name="T5">characteristics</text:span></text:span><text:span text:style-name="Source_20_Text"><text:span text:style-name="T15">() {</text:span></text:span></text:p>
      <text:p text:style-name="P7"><text:span text:style-name="Source_20_Text"><text:span text:style-name="T16"><text:s text:c="4"/></text:span></text:span><text:span text:style-name="Source_20_Text"><text:span text:style-name="T27">return</text:span></text:span><text:span text:style-name="Source_20_Text"><text:span text:style-name="T15"> Sets.immutableEnumSet(Characteristics.UNORDERED);</text:span></text:span></text:p>
      <text:p text:style-name="P7"><text:span text:style-name="Source_20_Text"><text:span text:style-name="T15">}</text:span></text:span></text:p>
      <text:p text:style-name="P7"/>
      <text:p text:style-name="P7"><text:span text:style-name="Source_20_Text"><text:span text:style-name="T27">public</text:span></text:span><text:span text:style-name="Source_20_Text"><text:span text:style-name="T15"> </text:span></text:span><text:span text:style-name="Source_20_Text"><text:span text:style-name="T27">static</text:span></text:span><text:span text:style-name="Source_20_Text"><text:span text:style-name="T15"> &lt;T&gt; ImmutableSetCollector&lt;T&gt; </text:span></text:span><text:span text:style-name="Source_20_Text"><text:span text:style-name="T5">toImmutableSet</text:span></text:span><text:span text:style-name="Source_20_Text"><text:span text:style-name="T15">() {</text:span></text:span></text:p>
      <text:p text:style-name="P7"><text:span text:style-name="Source_20_Text"><text:span text:style-name="T16"><text:s text:c="4"/></text:span></text:span><text:span text:style-name="Source_20_Text"><text:span text:style-name="T27">return</text:span></text:span><text:span text:style-name="Source_20_Text"><text:span text:style-name="T15"> </text:span></text:span><text:span text:style-name="Source_20_Text"><text:span text:style-name="T27">new</text:span></text:span><text:span text:style-name="Source_20_Text"><text:span text:style-name="T15"> ImmutableSetCollector&lt;&gt;();</text:span></text:span></text:p>
      <text:p text:style-name="P6"><text:span text:style-name="Source_20_Text"><text:span text:style-name="T15">}</text:span></text:span></text:p>
      <text:p text:style-name="P20">Finally, here in action:</text:p>
      <text:p text:style-name="P7"><text:span text:style-name="Source_20_Text"><text:span text:style-name="T15">List&lt;String&gt; givenList = Arrays.asList(</text:span></text:span><text:span text:style-name="Source_20_Text"><text:span text:style-name="T28">"a"</text:span></text:span><text:span text:style-name="Source_20_Text"><text:span text:style-name="T15">, </text:span></text:span><text:span text:style-name="Source_20_Text"><text:span text:style-name="T28">"bb"</text:span></text:span><text:span text:style-name="Source_20_Text"><text:span text:style-name="T15">, </text:span></text:span><text:span text:style-name="Source_20_Text"><text:span text:style-name="T28">"ccc"</text:span></text:span><text:span text:style-name="Source_20_Text"><text:span text:style-name="T15">, </text:span></text:span><text:span text:style-name="Source_20_Text"><text:span text:style-name="T28">"dddd"</text:span></text:span><text:span text:style-name="Source_20_Text"><text:span text:style-name="T15">);</text:span></text:span></text:p>
      <text:p text:style-name="P7"/>
      <text:p text:style-name="P7"><text:span text:style-name="Source_20_Text"><text:span text:style-name="T15">ImmutableSet&lt;String&gt; result = givenList.stream()</text:span></text:span></text:p>
      <text:p text:style-name="P6"><text:span text:style-name="Source_20_Text"><text:span text:style-name="T16"><text:s text:c="2"/></text:span></text:span><text:span text:style-name="Source_20_Text"><text:span text:style-name="T15">.collect(toImmutableSet());</text:span></text:span></text:p>
      <text:h text:style-name="P2" text:outline-level="2"><text:span text:style-name="Strong_20_Emphasis"><text:span text:style-name="T12">5. Conclusion</text:span></text:span></text:h>
      <text:section text:style-name="Sect1" text:name="Conclusion">
        <text:p text:style-name="Text_20_body"/>
      </text:section>
      <text:p text:style-name="P13"><text:span text:style-name="T14">In this article, we explored in depth Java 8's </text:span><text:span text:style-name="T18">Collectors,</text:span><text:span text:style-name="T14"> and showed how to implement one. Make sure to </text:span><text:a xlink:type="simple" xlink:href="https://github.com/pivovarit/parallel-collectors" text:style-name="Internet_20_link" text:visited-style-name="Visited_20_Internet_20_Link"><text:span text:style-name="T2">check out one of my projects that enhances the capabilities of parallel processing in Java.</text:span></text:a></text:p>
      <text:p text:style-name="P13"><text:span text:style-name="T14">All code examples are available on the </text:span><text:a xlink:type="simple" xlink:href="https://github.com/eugenp/tutorials/tree/master/core-java-modules/core-java-11-2" office:target-frame-name="_blank" xlink:show="new" text:style-name="Internet_20_link" text:visited-style-name="Visited_20_Internet_20_Link"><text:span text:style-name="T2">GitHub</text:span></text:a><text:span text:style-name="T14">. More interesting articles can be read </text:span><text:a xlink:type="simple" xlink:href="http://4comprehension.com/" text:style-name="Internet_20_link" text:visited-style-name="Visited_20_Internet_20_Link"><text:span text:style-name="T2">on my site</text:span></text:a><text:span text:style-name="T14">.</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22:51:16.816000000</dc:date>
    <meta:editing-duration>PT55S</meta:editing-duration>
    <meta:editing-cycles>1</meta:editing-cycles>
    <meta:document-statistic meta:table-count="0" meta:image-count="1" meta:object-count="1" meta:page-count="13" meta:paragraph-count="242" meta:word-count="1955" meta:character-count="15089" meta:non-whitespace-character-count="13275"/>
    <meta:generator>LibreOffice/7.2.0.4$Windows_X86_64 LibreOffice_project/9a9c6381e3f7a62afc1329bd359cc48accb6435b</meta:generator>
  </office:meta>
</office:document-meta>
</file>